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62000000625679B2DD9E05D1B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Bitstream Vera Sans2" svg:font-family="'Bitstream Vera Sans'"/>
    <style:font-face style:name="Tahoma2" svg:font-family="Tahoma"/>
    <style:font-face style:name="Bitstream Vera Sans1" svg:font-family="'Bitstream Vera Sans'" style:font-family-generic="roman"/>
    <style:font-face style:name="Liberation Sans" svg:font-family="'Liberation Sans'" style:font-family-generic="roman"/>
    <style:font-face style:name="Times New Roman" svg:font-family="'Times New Roman'" style:font-family-generic="roman"/>
    <style:font-face style:name="Bitstream Vera Sans3" svg:font-family="'Bitstream Vera Sans'" style:font-family-generic="script"/>
    <style:font-face style:name="Edwardian Script ITC" svg:font-family="'Edwardian Script ITC'" style:font-family-generic="script"/>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4" svg:font-family="'Bitstream Vera Sans'" style:font-pitch="variable"/>
    <style:font-face style:name="Gothic" svg:font-family="Gothic" style:font-pitch="variable"/>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Tahoma1" svg:font-family="Tahoma, Lucidasans, 'Lucida Sans', 'Arial Unicode MS'" style:font-pitch="variable"/>
    <style:font-face style:name="Bitstream Vera Sans9"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Edwardian Script ITC1" svg:font-family="'Edwardian Script ITC'" style:font-family-generic="script" style:font-pitch="variable"/>
    <style:font-face style:name="Arial" svg:font-family="Arial" style:font-family-generic="swiss" style:font-pitch="variable"/>
    <style:font-face style:name="Bitstream Vera Sans8" svg:font-family="'Bitstream Vera Sans'" style:font-family-generic="swiss" style:font-pitch="variable"/>
    <style:font-face style:name="Bitstream Vera Sans7" svg:font-family="'Bitstream Vera Sans'" style:font-adornments="Bold Oblique" style:font-family-generic="swiss" style:font-pitch="variable"/>
    <style:font-face style:name="Bitstream Vera Sans10" svg:font-family="'Bitstream Vera Sans'" style:font-adornments="Gras" style:font-family-generic="swiss" style:font-pitch="variable"/>
    <style:font-face style:name="Bitstream Vera Sans6"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Tableau1" style:family="table">
      <style:table-properties style:width="9.195cm" fo:margin-left="-0.044cm" fo:margin-right="0cm" table:align="margins" fo:background-color="transparent">
        <style:background-image/>
      </style:table-properties>
    </style:style>
    <style:style style:name="Tableau1.A" style:family="table-column">
      <style:table-column-properties style:column-width="0.586cm" style:rel-column-width="4173*"/>
    </style:style>
    <style:style style:name="Tableau1.B" style:family="table-column">
      <style:table-column-properties style:column-width="2.866cm" style:rel-column-width="20428*"/>
    </style:style>
    <style:style style:name="Tableau1.C" style:family="table-column">
      <style:table-column-properties style:column-width="2.946cm" style:rel-column-width="20994*"/>
    </style:style>
    <style:style style:name="Tableau1.D" style:family="table-column">
      <style:table-column-properties style:column-width="2.798cm" style:rel-column-width="19940*"/>
    </style:style>
    <style:style style:name="Tableau1.1" style:family="table-row">
      <style:table-row-properties style:min-row-height="0.6cm" fo:background-color="transparent">
        <style:background-image/>
      </style:table-row-properties>
    </style:style>
    <style:style style:name="Tableau1.A1" style:family="table-cell">
      <style:table-cell-properties style:vertical-align="middle" fo:padding-left="0cm" fo:padding-right="0.101cm" fo:padding-top="0.101cm" fo:padding-bottom="0.101cm" fo:border="none"/>
    </style:style>
    <style:style style:name="Tableau1.B1" style:family="table-cell">
      <style:table-cell-properties style:vertical-align="middle" fo:background-color="#add9e0" fo:padding-left="0.101cm" fo:padding-right="0.101cm" fo:padding-top="0.049cm" fo:padding-bottom="0.049cm" fo:border-left="0.5pt solid #000000" fo:border-right="none" fo:border-top="0.5pt solid #000000" fo:border-bottom="0.5pt solid #000000">
        <style:background-image/>
      </style:table-cell-properties>
    </style:style>
    <style:style style:name="Tableau1.D1" style:family="table-cell">
      <style:table-cell-properties style:vertical-align="middle" fo:background-color="#add9e0" fo:padding="0cm" fo:border="0.5pt solid #000000">
        <style:background-image/>
      </style:table-cell-properties>
    </style:style>
    <style:style style:name="Tableau1.2" style:family="table-row">
      <style:table-row-properties style:min-row-height="3.05cm" fo:background-color="transparent">
        <style:background-image/>
      </style:table-row-properties>
    </style:style>
    <style:style style:name="Tableau1.B2" style:family="table-cell">
      <style:table-cell-properties style:vertical-align="middle" fo:padding="0.101cm" fo:border-left="0.5pt solid #000000" fo:border-right="none" fo:border-top="none" fo:border-bottom="0.5pt solid #000000"/>
    </style:style>
    <style:style style:name="Tableau1.C2" style:family="table-cell">
      <style:table-cell-properties style:vertical-align="middle" fo:padding="0.101cm" fo:border-left="0.5pt solid #000000" fo:border-right="none" fo:border-top="none" fo:border-bottom="0.5pt solid #000000"/>
    </style:style>
    <style:style style:name="Tableau1.D2" style:family="table-cell">
      <style:table-cell-properties style:vertical-align="middle" fo:padding="0cm" fo:border-left="0.5pt solid #000000" fo:border-right="0.5pt solid #000000" fo:border-top="none" fo:border-bottom="0.5pt solid #000000"/>
    </style:style>
    <style:style style:name="Tableau1.B3" style:family="table-cell">
      <style:table-cell-properties style:vertical-align="middle" fo:padding="0.101cm" fo:border-left="0.5pt solid #000000" fo:border-right="none" fo:border-top="none" fo:border-bottom="0.5pt solid #000000"/>
    </style:style>
    <style:style style:name="Tableau1.C3" style:family="table-cell">
      <style:table-cell-properties style:vertical-align="middle" fo:padding="0.101cm" fo:border-left="0.5pt solid #000000" fo:border-right="none" fo:border-top="none" fo:border-bottom="0.5pt solid #000000"/>
    </style:style>
    <style:style style:name="Tableau1.D3" style:family="table-cell">
      <style:table-cell-properties style:vertical-align="middle" fo:padding="0cm" fo:border-left="0.5pt solid #000000" fo:border-right="0.5pt solid #000000" fo:border-top="none" fo:border-bottom="0.5pt solid #000000"/>
    </style:style>
    <style:style style:name="Tableau1.B4" style:family="table-cell">
      <style:table-cell-properties style:vertical-align="middle" fo:padding="0.101cm" fo:border-left="0.5pt solid #000000" fo:border-right="none" fo:border-top="none" fo:border-bottom="0.5pt solid #000000"/>
    </style:style>
    <style:style style:name="Tableau1.C4" style:family="table-cell">
      <style:table-cell-properties style:vertical-align="middle" fo:padding="0.101cm" fo:border-left="0.5pt solid #000000" fo:border-right="none" fo:border-top="none" fo:border-bottom="0.5pt solid #000000"/>
    </style:style>
    <style:style style:name="Tableau1.D4" style:family="table-cell">
      <style:table-cell-properties style:vertical-align="middle" fo:padding="0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7"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7"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7"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8"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rsid="001655a3" officeooo:paragraph-rsid="00551eb5"/>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Standard">
      <style:text-properties officeooo:paragraph-rsid="005715b7"/>
    </style:style>
    <style:style style:name="P18" style:family="paragraph" style:parent-style-name="Standard">
      <style:paragraph-properties style:line-height-at-least="0.7cm">
        <style:tab-stops>
          <style:tab-stop style:position="9.2cm" style:type="right" style:leader-style="dotted" style:leader-text="."/>
        </style:tab-stops>
      </style:paragraph-properties>
      <style:text-properties fo:color="#b3b3b3" loext:opacity="100%" officeooo:paragraph-rsid="005715b7"/>
    </style:style>
    <style:style style:name="P19" style:family="paragraph" style:parent-style-name="Header">
      <style:text-properties fo:font-size="3pt" style:font-size-asian="4pt" style:font-size-complex="4pt"/>
    </style:style>
    <style:style style:name="P20" style:family="paragraph" style:parent-style-name="Header">
      <style:text-properties fo:font-size="14pt" style:font-size-asian="14pt" style:font-size-complex="14pt"/>
    </style:style>
    <style:style style:name="P21" style:family="paragraph" style:parent-style-name="Header">
      <style:paragraph-properties fo:text-align="end" style:justify-single-word="false"/>
      <style:text-properties fo:font-size="12pt" style:font-size-asian="12pt" style:font-size-complex="12pt"/>
    </style:style>
    <style:style style:name="P22" style:family="paragraph" style:parent-style-name="Header">
      <style:paragraph-properties fo:margin-left="6.399cm" fo:margin-right="0cm" fo:text-indent="0cm" style:auto-text-indent="false"/>
      <style:text-properties style:font-name="Bitstream Vera Sans8" fo:font-size="13pt" fo:font-weight="bold" style:font-size-asian="13pt" style:font-weight-asian="bold" style:font-size-complex="13pt" style:font-weight-complex="bold"/>
    </style:style>
    <style:style style:name="P23" style:family="paragraph" style:parent-style-name="Header">
      <style:paragraph-properties fo:margin-left="7.001cm" fo:margin-right="0cm" fo:text-indent="0cm" style:auto-text-indent="false"/>
      <style:text-properties style:font-name="Bitstream Vera Sans8" fo:font-size="11pt" fo:font-weight="normal" style:font-size-asian="11pt" style:font-weight-asian="normal" style:font-size-complex="11pt" style:font-weight-complex="normal"/>
    </style:style>
    <style:style style:name="P24" style:family="paragraph" style:parent-style-name="Footer">
      <style:paragraph-properties fo:margin-left="0cm" fo:margin-right="0.7cm" fo:text-indent="0cm" style:auto-text-indent="false">
        <style:tab-stops/>
      </style:paragraph-properties>
      <style:text-properties style:font-name="Bitstream Vera Sans8"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Footer">
      <style:paragraph-properties fo:margin-left="0.7cm" fo:margin-right="0cm" fo:text-indent="0cm" style:auto-text-indent="false">
        <style:tab-stops/>
      </style:paragraph-properties>
      <style:text-properties style:font-name="Bitstream Vera Sans8"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_5f_En-tête">
      <style:text-properties officeooo:paragraph-rsid="005715b7"/>
    </style:style>
    <style:style style:name="P27" style:family="paragraph" style:parent-style-name="Folio">
      <style:paragraph-properties fo:text-align="center" style:justify-single-word="false"/>
      <style:text-properties fo:font-size="8pt" officeooo:paragraph-rsid="001ce334" style:font-size-asian="8pt" style:font-size-complex="8pt"/>
    </style:style>
    <style:style style:name="P28" style:family="paragraph" style:parent-style-name="Text_20_body">
      <style:paragraph-properties fo:margin-top="0cm" fo:margin-bottom="0cm" style:contextual-spacing="false" fo:text-align="start" style:justify-single-word="false" style:vertical-align="middle">
        <style:tab-stops/>
      </style:paragraph-properties>
    </style:style>
    <style:style style:name="P29" style:family="paragraph" style:parent-style-name="_5f_Paragraphe_20_livret_20_">
      <style:text-properties officeooo:paragraph-rsid="001ee54b"/>
    </style:style>
    <style:style style:name="P30" style:family="paragraph" style:parent-style-name="_5f_Paragraphe_20_livret_20_">
      <style:paragraph-properties fo:text-align="start" style:justify-single-word="false"/>
      <style:text-properties fo:color="#e8c32a" loext:opacity="100%" fo:font-weight="bold" officeooo:paragraph-rsid="005715b7" style:font-weight-asian="bold" style:font-weight-complex="bold"/>
    </style:style>
    <style:style style:name="P31" style:family="paragraph" style:parent-style-name="_5f_Paragraphe_20_livret_20_">
      <style:text-properties officeooo:paragraph-rsid="005715b7"/>
    </style:style>
    <style:style style:name="P32" style:family="paragraph" style:parent-style-name="_5f_Paragraphe_20_livret_20_">
      <style:text-properties officeooo:rsid="00577be7" officeooo:paragraph-rsid="00577be7"/>
    </style:style>
    <style:style style:name="P33" style:family="paragraph" style:parent-style-name="_5f_Paragraphe_20_livret_20_">
      <style:text-properties officeooo:paragraph-rsid="0057cb85"/>
    </style:style>
    <style:style style:name="P34" style:family="paragraph" style:parent-style-name="Standard">
      <style:paragraph-properties fo:margin-top="0cm" fo:margin-bottom="0.101cm" style:contextual-spacing="false" style:line-height-at-least="0.7cm">
        <style:tab-stops>
          <style:tab-stop style:position="9.2cm" style:type="right" style:leader-style="dotted" style:leader-text="."/>
        </style:tab-stops>
      </style:paragraph-properties>
      <style:text-properties fo:color="#b3b3b3" loext:opacity="100%" officeooo:paragraph-rsid="005715b7"/>
    </style:style>
    <style:style style:name="P35" style:family="paragraph" style:parent-style-name="Standard">
      <style:paragraph-properties fo:margin-top="0cm" fo:margin-bottom="0.199cm" style:contextual-spacing="false" style:line-height-at-least="0.7cm">
        <style:tab-stops>
          <style:tab-stop style:position="9.2cm" style:type="right" style:leader-style="dotted" style:leader-text="."/>
        </style:tab-stops>
      </style:paragraph-properties>
      <style:text-properties fo:color="#b3b3b3" loext:opacity="100%" officeooo:paragraph-rsid="005715b7"/>
    </style:style>
    <style:style style:name="P36" style:family="paragraph" style:parent-style-name="Exo_5f_Num" style:master-page-name="_5f_Fiche_20_éditeur_20_série_20_2_20_une_20_colonne_20_impaire_20__28_G_29_">
      <style:paragraph-properties style:page-number="105" fo:break-before="auto" fo:break-after="auto"/>
      <style:text-properties officeooo:paragraph-rsid="0057cb85"/>
    </style:style>
    <style:style style:name="P37" style:family="paragraph" style:parent-style-name="Exo_5f_Num" style:list-style-name="Num_5f_Exo">
      <style:paragraph-properties fo:margin-top="0cm" fo:margin-bottom="0cm" style:contextual-spacing="false"/>
      <style:text-properties officeooo:paragraph-rsid="0057cb85"/>
    </style:style>
    <style:style style:name="P38" style:family="paragraph" style:parent-style-name="Exo_5f_Num" style:list-style-name="Num_5f_Exo">
      <style:paragraph-properties fo:margin-top="1.199cm" fo:margin-bottom="0.199cm" style:contextual-spacing="false"/>
      <style:text-properties officeooo:paragraph-rsid="005715b7"/>
    </style:style>
    <style:style style:name="P39" style:family="paragraph" style:parent-style-name="FILET_5f_POINTILLES" style:list-style-name="liste_5f_abc">
      <style:paragraph-properties fo:margin-top="0cm" fo:margin-bottom="0cm" style:contextual-spacing="false" style:line-height-at-least="0.801cm"/>
      <style:text-properties fo:color="#b3b3b3" loext:opacity="100%" fo:font-style="normal" officeooo:paragraph-rsid="006117fc" style:font-style-asian="normal" style:font-style-complex="normal"/>
    </style:style>
    <style:style style:name="P40" style:family="paragraph" style:parent-style-name="FILET_5f_POINTILLES" style:list-style-name="liste_5f_abc">
      <style:paragraph-properties fo:margin-top="0cm" fo:margin-bottom="0cm" style:contextual-spacing="false" style:line-height-at-least="0.801cm"/>
      <style:text-properties officeooo:paragraph-rsid="006117fc"/>
    </style:style>
    <style:style style:name="P41" style:family="paragraph" style:parent-style-name="Standard" style:list-style-name="_5f_Numérotation_20_des_20_exercices_20_livrets">
      <style:paragraph-properties fo:text-align="center" style:justify-single-word="false"/>
      <style:text-properties officeooo:paragraph-rsid="005715b7"/>
    </style:style>
    <style:style style:name="P42" style:family="paragraph" style:parent-style-name="Standard" style:list-style-name="liste_5f_abc">
      <style:paragraph-properties fo:margin-top="3.401cm" fo:margin-bottom="0cm" style:contextual-spacing="false"/>
      <style:text-properties fo:color="#ffd428" loext:opacity="100%" officeooo:rsid="001fa55d" officeooo:paragraph-rsid="005715b7"/>
    </style:style>
    <style:style style:name="P43" style:family="paragraph" style:parent-style-name="_5f_Paragraphe_20_livret_20_" style:list-style-name="_5f_Numérotation_20_des_20_exercices_20_livrets">
      <style:paragraph-properties fo:text-align="start" style:justify-single-word="false"/>
      <style:text-properties officeooo:paragraph-rsid="005715b7"/>
    </style:style>
    <style:style style:name="P44" style:family="paragraph" style:parent-style-name="_5f_Paragraphe_20_livret_20_" style:list-style-name="_5f_Numérotation_20_des_20_exercices_20_livrets">
      <style:paragraph-properties fo:text-align="center" style:justify-single-word="false"/>
      <style:text-properties fo:color="#000000" loext:opacity="100%" style:font-name="Bitstream Vera Sans6" fo:font-size="9pt" fo:font-style="normal" fo:font-weight="bold" officeooo:rsid="005941c2" officeooo:paragraph-rsid="005941c2" style:font-size-asian="9pt" style:font-weight-asian="bold" style:font-size-complex="9pt" style:font-weight-complex="bold"/>
    </style:style>
    <style:style style:name="P45" style:family="paragraph" style:parent-style-name="_5f_Paragraphe_20_livret_20_" style:list-style-name="_5f_Numérotation_20_des_20_exercices_20_livrets">
      <style:paragraph-properties fo:text-align="center" style:justify-single-word="false"/>
      <style:text-properties fo:font-size="9pt" fo:font-weight="bold" officeooo:paragraph-rsid="005715b7" style:font-size-asian="9pt" style:font-weight-asian="bold" style:font-size-complex="9pt" style:font-weight-complex="bold"/>
    </style:style>
    <style:style style:name="P46" style:family="paragraph" style:parent-style-name="_5f_Paragraphe_20_livret_20_" style:list-style-name="_5f_Numérotation_20_des_20_exercices_20_livrets">
      <style:paragraph-properties fo:text-align="start" style:justify-single-word="false"/>
      <style:text-properties fo:color="#e8c32a" loext:opacity="100%" fo:font-weight="bold" officeooo:paragraph-rsid="005715b7" style:font-weight-asian="bold" style:font-weight-complex="bold"/>
    </style:style>
    <style:style style:name="P47" style:family="paragraph" style:parent-style-name="_5f_Paragraphe_20_livret_20_" style:list-style-name="_5f_Numérotation_20_des_20_exercices_20_livrets">
      <style:paragraph-properties fo:text-align="center" style:justify-single-word="false"/>
      <style:text-properties officeooo:paragraph-rsid="005715b7"/>
    </style:style>
    <style:style style:name="P48" style:family="paragraph" style:parent-style-name="_5f_Paragraphe_20_livret_20_" style:list-style-name="Num_5f_Exo">
      <style:paragraph-properties fo:margin-top="0cm" fo:margin-bottom="0cm" style:contextual-spacing="false" style:line-height-at-least="0.7cm">
        <style:tab-stops>
          <style:tab-stop style:position="7.001cm" style:type="right" style:leader-style="dotted" style:leader-text="."/>
          <style:tab-stop style:position="9.2cm" style:type="right" style:leader-style="dotted" style:leader-text="."/>
        </style:tab-stops>
      </style:paragraph-properties>
      <style:text-properties officeooo:paragraph-rsid="005c2c2a"/>
    </style:style>
    <style:style style:name="P49" style:family="paragraph" style:parent-style-name="_5f_Paragraphe_20_livret_20_" style:list-style-name="liste_5f_abc">
      <style:paragraph-properties fo:margin-top="0.3cm" fo:margin-bottom="0cm" style:contextual-spacing="false" style:line-height-at-least="0.7cm">
        <style:tab-stops>
          <style:tab-stop style:position="7.001cm" style:type="right" style:leader-style="dotted" style:leader-text="."/>
          <style:tab-stop style:position="9.2cm" style:type="right" style:leader-style="dotted" style:leader-text="."/>
        </style:tab-stops>
      </style:paragraph-properties>
      <style:text-properties fo:color="#ffd428" loext:opacity="100%" officeooo:rsid="001fa55d" officeooo:paragraph-rsid="005715b7"/>
    </style:style>
    <style:style style:name="P50" style:family="paragraph" style:parent-style-name="_5f_Pied_20_de_20_page" style:list-style-name=""/>
    <style:style style:name="P51" style:family="paragraph" style:parent-style-name="_5f_Pied_20_de_20_page" style:list-style-name="">
      <style:paragraph-properties fo:text-align="end" style:justify-single-word="false"/>
    </style:style>
    <style:style style:name="P52" style:family="paragraph" style:parent-style-name="_5f_Pied_20_de_20_page">
      <style:paragraph-properties fo:text-align="end" style:justify-single-word="false"/>
    </style:style>
    <style:style style:name="P5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P54" style:family="paragraph" style:parent-style-name="_5f_Pointillés_20_gris" style:list-style-name="Num_5f_Exo">
      <style:paragraph-properties style:line-height-at-least="0.7cm">
        <style:tab-stops>
          <style:tab-stop style:position="9.2cm" style:type="right" style:leader-style="dotted" style:leader-text="."/>
        </style:tab-stops>
      </style:paragraph-properties>
      <style:text-properties officeooo:paragraph-rsid="005c2c2a"/>
    </style:style>
    <style:style style:name="P55" style:family="paragraph" style:parent-style-name="_5f_Pointillés_20_gris" style:list-style-name="Num_5f_Exo">
      <style:paragraph-properties style:line-height-at-least="0.7cm">
        <style:tab-stops>
          <style:tab-stop style:position="9.2cm" style:type="right" style:leader-style="dotted" style:leader-text="."/>
        </style:tab-stops>
      </style:paragraph-properties>
      <style:text-properties officeooo:paragraph-rsid="005e1059"/>
    </style:style>
    <style:style style:name="P56" style:family="paragraph" style:parent-style-name="_5f_Pointillés_20_gris" style:list-style-name="liste_5f_abc">
      <style:paragraph-properties style:line-height-at-least="0.7cm">
        <style:tab-stops>
          <style:tab-stop style:position="9.2cm" style:type="right" style:leader-style="dotted" style:leader-text="."/>
        </style:tab-stops>
      </style:paragraph-properties>
      <style:text-properties officeooo:paragraph-rsid="005715b7"/>
    </style:style>
    <style:style style:name="P57" style:family="paragraph" style:parent-style-name="_5f_Pointillés_20_gris" style:list-style-name="liste_5f_abc">
      <style:paragraph-properties style:line-height-at-least="0.7cm">
        <style:tab-stops>
          <style:tab-stop style:position="9.2cm" style:type="right" style:leader-style="dotted" style:leader-text="."/>
        </style:tab-stops>
      </style:paragraph-properties>
      <style:text-properties fo:color="#000000" loext:opacity="100%" officeooo:paragraph-rsid="00577be7"/>
    </style:style>
    <style:style style:name="P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writing-mode="lr-tb"/>
    </style:style>
    <style:style style:name="P6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8" fo:font-size="9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8"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62"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3"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4"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6"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8"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end" fo:text-indent="0cm" style:writing-mode="lr-tb"/>
    </style:style>
    <style:style style:name="P69"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Bitstream Vera Sans8"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0"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Gothic" style:font-size-asian="24pt" style:font-style-asian="normal" style:font-weight-asian="normal" style:font-name-complex="Tahoma1" style:font-size-complex="24pt" style:font-style-complex="normal" style:font-weight-complex="normal" style:text-emphasize="none" style:font-relief="none"/>
    </style:style>
    <style:style style:name="P71" style:family="paragraph">
      <style:paragraph-properties fo:margin-left="0cm" fo:margin-right="0cm" fo:margin-top="0cm" fo:margin-bottom="0cm" fo:line-height="100%" fo:text-indent="0cm"/>
    </style:style>
    <style:style style:name="P7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4" fo:font-size="9pt" fo:font-style="normal" fo:text-shadow="none" style:text-underline-style="none" fo:font-weight="normal" style:font-name-asian="Gothic" style:font-size-asian="24pt" style:font-style-asian="normal" style:font-weight-asian="normal" style:font-name-complex="Tahoma1" style:font-size-complex="24pt" style:font-style-complex="normal" style:font-weight-complex="normal" style:text-emphasize="none" style:font-relief="none"/>
    </style:style>
    <style:style style:name="P73"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8"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5"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6"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7"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8"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8" fo:font-size="9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7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8" fo:font-size="8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8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8" fo:font-size="8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1"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2"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3" style:family="paragraph">
      <loext:graphic-properties draw:fill="none" draw:fill-color="#00b8ff"/>
      <style:paragraph-properties fo:margin-left="0cm" fo:margin-right="0cm" fo:margin-top="0cm" fo:margin-bottom="0cm" fo:line-height="100%" fo:text-indent="0cm" style:writing-mode="lr-tb"/>
      <style:text-properties fo:color="#000000" loext:opacity="100%" style:text-outline="false" style:text-line-through-style="none" style:text-line-through-type="none" style:font-name="Bitstream Vera Sans8"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8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5" style:family="paragraph">
      <style:paragraph-properties fo:text-align="center"/>
    </style:style>
    <style:style style:name="P86" style:family="paragraph">
      <loext:graphic-properties draw:fill="none" draw:fill-color="#ffffff"/>
      <style:paragraph-properties fo:text-align="center" style:writing-mode="lr-tb"/>
      <style:text-properties fo:color="#ffffff" loext:opacity="100%" style:font-name="Bitstream Vera Sans8" fo:font-size="16pt" fo:font-weight="bold" style:font-size-asian="16pt" style:font-weight-asian="bold" style:font-size-complex="16pt" style:font-weight-complex="bold"/>
    </style:style>
    <style:style style:name="P87" style:family="paragraph">
      <loext:graphic-properties draw:fill="solid" draw:fill-color="#1ca2b8"/>
    </style:style>
    <style:style style:name="T1" style:family="text">
      <style:text-properties fo:font-variant="small-caps"/>
    </style:style>
    <style:style style:name="T2" style:family="text">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loext:opacity="100%"/>
    </style:style>
    <style:style style:name="T5" style:family="text">
      <style:text-properties fo:font-size="12pt" style:font-size-asian="12pt" style:font-size-complex="12pt"/>
    </style:style>
    <style:style style:name="T6" style:family="text">
      <style:text-properties fo:font-variant="normal" fo:text-transform="none" fo:color="#1ca2b8" loext:opacity="100%" style:font-name="Bitstream Vera Sans8" fo:font-size="16pt" fo:letter-spacing="-0.007cm" fo:font-style="normal" fo:text-shadow="none" fo:font-weight="bold" officeooo:rsid="003bda30" style:font-size-asian="16pt" style:font-style-asian="normal" style:font-size-complex="16pt" style:font-style-complex="normal"/>
    </style:style>
    <style:style style:name="T7" style:family="text">
      <style:text-properties fo:font-variant="normal" fo:text-transform="none" fo:color="#1ca2b8" loext:opacity="100%" style:font-name="Bitstream Vera Sans8" fo:font-size="16pt" fo:letter-spacing="-0.007cm" fo:font-style="normal" fo:text-shadow="none" fo:font-weight="bold" officeooo:rsid="001ee54b" style:font-size-asian="16pt" style:font-style-asian="normal" style:font-size-complex="16pt" style:font-style-complex="normal"/>
    </style:style>
    <style:style style:name="T8" style:family="text">
      <style:text-properties officeooo:rsid="001d30cf"/>
    </style:style>
    <style:style style:name="T9" style:family="text">
      <style:text-properties officeooo:rsid="005a621f"/>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letter-spacing="normal" fo:font-style="normal" style:font-style-asian="normal" style:font-style-complex="normal"/>
    </style:style>
    <style:style style:name="T14" style:family="text">
      <style:text-properties style:use-window-font-color="true" loext:opacity="0%" style:font-name="Bitstream Vera Sans5" fo:font-size="10pt" fo:font-weight="normal" officeooo:rsid="002118c2" style:font-size-asian="10.5pt"/>
    </style:style>
    <style:style style:name="T15" style:family="text">
      <style:text-properties style:use-window-font-color="true" loext:opacity="0%" style:font-name="Bitstream Vera Sans5" fo:font-size="10pt" fo:font-weight="normal" officeooo:rsid="005941c2" style:font-size-asian="10.5pt"/>
    </style:style>
    <style:style style:name="T16" style:family="text">
      <style:text-properties fo:color="#000000" loext:opacity="100%"/>
    </style:style>
    <style:style style:name="T17" style:family="text">
      <style:text-properties fo:color="#000000" loext:opacity="100%" style:font-name="Bitstream Vera Sans5" fo:font-size="10pt" fo:language="en" fo:country="US" fo:font-style="normal" fo:font-weight="bold" officeooo:rsid="0057cb85" style:font-size-asian="10pt" style:font-weight-asian="bold" style:font-size-complex="10pt" style:font-weight-complex="bold"/>
    </style:style>
    <style:style style:name="T18" style:family="text">
      <style:text-properties fo:color="#000000" loext:opacity="100%" fo:background-color="#fff200" loext:char-shading-value="0"/>
    </style:style>
    <style:style style:name="T19" style:family="text">
      <style:text-properties fo:color="#000000" loext:opacity="100%" officeooo:rsid="005c4808" fo:background-color="#fff200" loext:char-shading-value="0"/>
    </style:style>
    <style:style style:name="T20" style:family="text">
      <style:text-properties fo:color="#000000" loext:opacity="100%" officeooo:rsid="005bdd4f" fo:background-color="#fff200" loext:char-shading-value="0"/>
    </style:style>
    <style:style style:name="T21" style:family="text">
      <style:text-properties fo:color="#000000" loext:opacity="100%" officeooo:rsid="005e87c0" fo:background-color="#fff200" loext:char-shading-value="0"/>
    </style:style>
    <style:style style:name="T22" style:family="text">
      <style:text-properties fo:color="#000000" loext:opacity="100%" officeooo:rsid="005c4808"/>
    </style:style>
    <style:style style:name="T23" style:family="text">
      <style:text-properties fo:color="#000000" loext:opacity="100%" style:text-position="0% 100%" officeooo:rsid="006117fc" style:font-name-asian="OpenSymbol1" style:font-style-asian="normal" style:font-name-complex="OpenSymbol1" style:font-style-complex="normal"/>
    </style:style>
    <style:style style:name="T24" style:family="text">
      <style:text-properties fo:color="#000000" loext:opacity="100%" style:text-position="0% 100%" officeooo:rsid="006117fc" fo:background-color="#fff200" loext:char-shading-value="0" style:font-name-asian="OpenSymbol1" style:font-name-complex="OpenSymbol1"/>
    </style:style>
    <style:style style:name="T25" style:family="text">
      <style:text-properties fo:color="#000000" loext:opacity="100%" style:text-position="0% 100%" officeooo:rsid="006117fc" fo:background-color="#fff200" loext:char-shading-value="0" style:font-name-asian="OpenSymbol1" style:font-style-asian="normal" style:font-name-complex="OpenSymbol1" style:font-style-complex="normal"/>
    </style:style>
    <style:style style:name="T26" style:family="text">
      <style:text-properties fo:background-color="#fff200" loext:char-shading-value="0"/>
    </style:style>
    <style:style style:name="T27" style:family="text">
      <style:text-properties officeooo:rsid="005e87c0" fo:background-color="#fff200" loext:char-shading-value="0"/>
    </style:style>
    <style:style style:name="T28" style:family="text">
      <style:text-properties officeooo:rsid="005e87c0"/>
    </style:style>
    <style:style style:name="T29" style:family="text">
      <style:text-properties fo:font-variant="normal" fo:text-transform="none" style:use-window-font-color="true" loext:opacity="0%" style:text-outline="false" style:text-line-through-style="none" style:text-line-through-type="none" style:font-name="Bitstream Vera Sans8" fo:font-size="9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Edwardian Script ITC1" fo:font-size="9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Bitstream Vera Sans8"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Bitstream Vera Sans4" fo:font-size="9pt" fo:font-style="normal" fo:text-shadow="none" style:text-underline-style="none" fo:font-weight="normal" style:letter-kerning="true" style:font-name-asian="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Bitstream Vera Sans8"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4" style:family="text">
      <style:text-properties style:use-window-font-color="true" loext:opacity="0%" style:text-outline="false" style:text-line-through-style="none" style:text-line-through-type="none" style:font-name="Bitstream Vera Sans4" fo:font-size="9pt" fo:font-style="normal" fo:text-shadow="none" style:text-underline-style="none" fo:font-weight="normal" style:font-name-asian="Gothic" style:font-size-asian="24pt" style:font-style-asian="normal" style:font-weight-asian="normal" style:font-name-complex="Tahoma1" style:font-size-complex="24pt" style:font-style-complex="normal" style:font-weight-complex="normal" style:text-emphasize="none" style:font-relief="none"/>
    </style:style>
    <style:style style:name="T35" style:family="text">
      <style:text-properties style:use-window-font-color="true" loext:opacity="0%" style:text-outline="false" style:text-line-through-style="none" style:text-line-through-type="none" style:font-name="Bitstream Vera Sans8"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36" style:family="text">
      <style:text-properties style:use-window-font-color="true" loext:opacity="0%" style:text-outline="false" style:text-line-through-style="none" style:text-line-through-type="none" style:font-name="Bitstream Vera Sans8" fo:font-size="9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37" style:family="text">
      <style:text-properties style:use-window-font-color="true" loext:opacity="0%" style:text-outline="false" style:text-line-through-style="none" style:text-line-through-type="none" style:font-name="Bitstream Vera Sans8" fo:font-size="8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38" style:family="text">
      <style:text-properties style:use-window-font-color="true" loext:opacity="0%" style:text-outline="false" style:text-line-through-style="none" style:text-line-through-type="none" style:font-name="Bitstream Vera Sans8" fo:font-size="8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39" style:family="text">
      <style:text-properties fo:color="#000000" loext:opacity="100%" style:text-outline="false" style:text-line-through-style="none" style:text-line-through-type="none" style:font-name="Bitstream Vera Sans8"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40" style:family="text">
      <style:text-properties fo:color="#ffffff" loext:opacity="100%" style:font-name="Bitstream Vera Sans8"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101cm" fo:margin-bottom="0.101cm" style:vertical-pos="from-top" style:vertical-rel="paragraph" style:horizontal-pos="from-left" style:horizontal-rel="paragraph" fo:padding-left="0.101cm" fo:padding-right="0.101cm" fo:padding-top="0.049cm" fo:padding-bottom="0.049cm" fo:border="0.99pt solid #1ca2b8" style:shadow="none" draw:shadow-opacity="100%"/>
    </style:style>
    <style:style style:name="fr2" style:family="graphic" style:parent-style-name="Frame">
      <style:graphic-properties fo:margin-left="0cm" fo:margin-right="0cm" fo:margin-top="0.101cm" fo:margin-bottom="0.101cm" style:vertical-pos="middle" style:vertical-rel="baseline" style:horizontal-pos="from-left" style:horizontal-rel="paragraph" fo:padding-left="0.101cm" fo:padding-right="0.101cm" fo:padding-top="0.049cm" fo:padding-bottom="0.049cm" fo:border="0.99pt solid #1ca2b8" style:shadow="none" draw:shadow-opacity="100%"/>
    </style:style>
    <style:style style:name="fr3" style:family="graphic" style:parent-style-name="Frame">
      <style:graphic-properties fo:margin-left="0cm" fo:margin-right="0cm" fo:margin-top="0.101cm" fo:margin-bottom="0.101cm" style:vertical-pos="bottom" style:vertical-rel="baseline" style:horizontal-pos="from-left" style:horizontal-rel="paragraph" fo:padding-left="0.101cm" fo:padding-right="0.101cm" fo:padding-top="0.049cm" fo:padding-bottom="0.049cm" fo:border="0.99pt solid #1ca2b8" style:shadow="none" draw:shadow-opacity="100%" draw:textarea-vertical-align="middle"/>
    </style:style>
    <style:style style:name="fr4"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6" style:family="graphic" style:parent-style-name="Formula">
      <style:graphic-properties fo:margin-left="0cm" fo:margin-right="0cm" fo:margin-top="0cm" fo:margin-bottom="0cm" style:vertical-pos="middle" style:vertical-rel="text" style:horizontal-pos="from-left" style:horizontal-rel="paragraph-content" fo:background-color="#fff200" style:background-transparency="0%" draw:fill="solid" draw:fill-color="#fff200" draw:opacity="100%" draw:ole-draw-aspect="1"/>
    </style:style>
    <style:style style:name="fr7" style:family="graphic" style:parent-style-name="Formula">
      <style:graphic-properties fo:margin-left="0cm" fo:margin-right="0cm" fo:margin-top="0cm" fo:margin-bottom="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wrap-influence-on-position="once-concurrent" loext:allow-overlap="true"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452cm" fo:min-width="0.552cm" fo:padding-top="0cm" fo:padding-bottom="0cm" fo:padding-left="0cm" fo:padding-right="0cm" draw:shadow="hidden" draw:shadow-offset-x="0.3cm" draw:shadow-offset-y="0.3cm" draw:shadow-color="#808080" style:run-through="foreground"/>
      <style:paragraph-properties style:writing-mode="lr-tb"/>
    </style:style>
    <style:style style:name="gr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7cm" fo:min-width="0.667cm" fo:padding-top="0cm" fo:padding-bottom="0cm" fo:padding-left="0cm" fo:padding-right="0cm" draw:shadow="hidden" draw:shadow-offset-x="0.3cm" draw:shadow-offset-y="0.3cm" draw:shadow-color="#808080" style:run-through="foreground"/>
      <style:paragraph-properties style:writing-mode="lr-tb"/>
    </style:style>
    <style:style style:name="gr6" style:family="graphic">
      <style:graphic-properties draw:stroke="solid"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 style:family="graphic">
      <style:graphic-properties draw:stroke="solid" draw:stroke-dash="Dashed_20__28_var_29__20_5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solid" draw:stroke-dash="Dashed_20__28_var_29__20_5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 style:family="graphic">
      <style:graphic-properties draw:stroke="solid" draw:stroke-dash="Dashed_20__28_var_29__20_5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 style:family="graphic">
      <style:graphic-properties draw:stroke="solid" draw:stroke-dash="Dashed_20__28_var_29__20_5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 style:family="graphic">
      <style:graphic-properties draw:stroke="solid" draw:stroke-dash="Dashed_20__28_var_29__20_5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 style:family="graphic">
      <style:graphic-properties draw:stroke="solid" draw:stroke-dash="Dashed_20__28_var_29__20_5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false" fo:min-height="0.385cm" fo:min-width="0.146cm" fo:padding-top="0cm" fo:padding-bottom="0cm" fo:padding-left="0cm" fo:padding-right="0cm" draw:shadow="hidden" draw:shadow-offset-x="0.3cm" draw:shadow-offset-y="0.3cm" draw:shadow-color="#808080" style:run-through="foreground"/>
      <style:paragraph-properties style:writing-mode="lr-tb"/>
    </style:style>
    <style:style style:name="gr14"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7cm" fo:min-width="0.259cm" fo:padding-top="0cm" fo:padding-bottom="0cm" fo:padding-left="0cm" fo:padding-right="0cm" draw:shadow="hidden" draw:shadow-offset-x="0.3cm" draw:shadow-offset-y="0.3cm" draw:shadow-color="#808080" style:run-through="foreground"/>
      <style:paragraph-properties style:writing-mode="lr-tb"/>
    </style:style>
    <style:style style:name="gr1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7cm" fo:min-width="0.346cm" fo:padding-top="0cm" fo:padding-bottom="0cm" fo:padding-left="0cm" fo:padding-right="0cm" draw:shadow="hidden" draw:shadow-offset-x="0.3cm" draw:shadow-offset-y="0.3cm" draw:shadow-color="#808080" style:run-through="foreground"/>
      <style:paragraph-properties style:writing-mode="lr-tb"/>
    </style:style>
    <style:style style:name="gr16"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448cm" fo:min-width="0.547cm" fo:padding-top="0cm" fo:padding-bottom="0cm" fo:padding-left="0cm" fo:padding-right="0cm" draw:shadow="hidden" draw:shadow-offset-x="0.3cm" draw:shadow-offset-y="0.3cm" draw:shadow-color="#808080" style:run-through="foreground"/>
      <style:paragraph-properties style:writing-mode="lr-tb"/>
    </style:style>
    <style:style style:name="gr17"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6cm" fo:min-width="0.663cm" fo:padding-top="0cm" fo:padding-bottom="0cm" fo:padding-left="0cm" fo:padding-right="0cm" draw:shadow="hidden" draw:shadow-offset-x="0.3cm" draw:shadow-offset-y="0.3cm" draw:shadow-color="#808080" style:run-through="foreground"/>
      <style:paragraph-properties style:writing-mode="lr-tb"/>
    </style:style>
    <style:style style:name="gr18" style:family="graphic">
      <style:graphic-properties draw:stroke="solid" draw:stroke-dash="Dashed_20__28_var_29__20_56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draw:stroke-dash="Dashed_20__28_var_29__20_56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solid" draw:stroke-dash="Dashed_20__28_var_29__20_56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 style:family="graphic">
      <style:graphic-properties draw:stroke="solid" draw:stroke-dash="Dashed_20__28_var_29__20_56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 style:family="graphic">
      <style:graphic-properties draw:stroke="solid" draw:stroke-dash="Dashed_20__28_var_29__20_56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 style:family="graphic">
      <style:graphic-properties draw:stroke="solid" draw:stroke-dash="Dashed_20__28_var_29__20_56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6cm" fo:min-width="0.219cm" fo:padding-top="0cm" fo:padding-bottom="0cm" fo:padding-left="0cm" fo:padding-right="0cm" draw:shadow="hidden" draw:shadow-offset-x="0.3cm" draw:shadow-offset-y="0.3cm" draw:shadow-color="#808080" style:run-through="foreground"/>
      <style:paragraph-properties style:writing-mode="lr-tb"/>
    </style:style>
    <style:style style:name="gr2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6cm" fo:min-width="0.31cm" fo:padding-top="0cm" fo:padding-bottom="0cm" fo:padding-left="0cm" fo:padding-right="0cm" draw:shadow="hidden" draw:shadow-offset-x="0.3cm" draw:shadow-offset-y="0.3cm" draw:shadow-color="#808080" style:run-through="foreground"/>
      <style:paragraph-properties style:writing-mode="lr-tb"/>
    </style:style>
    <style:style style:name="gr26"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446cm" fo:min-width="0.557cm" fo:padding-top="0cm" fo:padding-bottom="0cm" fo:padding-left="0cm" fo:padding-right="0cm" draw:shadow="hidden" draw:shadow-offset-x="0.3cm" draw:shadow-offset-y="0.3cm" draw:shadow-color="#808080" style:run-through="foreground"/>
      <style:paragraph-properties style:writing-mode="lr-tb"/>
    </style:style>
    <style:style style:name="gr27"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423cm" fo:min-width="0.663cm" fo:padding-top="0cm" fo:padding-bottom="0cm" fo:padding-left="0cm" fo:padding-right="0cm" draw:shadow="hidden" draw:shadow-offset-x="0.3cm" draw:shadow-offset-y="0.3cm" draw:shadow-color="#808080" style:run-through="foreground"/>
      <style:paragraph-properties style:writing-mode="lr-tb"/>
    </style:style>
    <style:style style:name="gr28" style:family="graphic">
      <style:graphic-properties draw:stroke="solid" draw:stroke-dash="Dashed_20__28_var_29__20_5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 style:family="graphic">
      <style:graphic-properties draw:stroke="solid" draw:stroke-dash="Dashed_20__28_var_29__20_5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59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solid" draw:stroke-dash="Dashed_20__28_var_29__20_5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draw:stroke="solid" draw:stroke-dash="Dashed_20__28_var_29__20_5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solid" draw:stroke-dash="Dashed_20__28_var_29__20_59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6cm" fo:min-width="0.279cm" fo:padding-top="0cm" fo:padding-bottom="0cm" fo:padding-left="0cm" fo:padding-right="0cm" draw:shadow="hidden" draw:shadow-offset-x="0.3cm" draw:shadow-offset-y="0.3cm" draw:shadow-color="#808080" style:run-through="foreground"/>
      <style:paragraph-properties style:writing-mode="lr-tb"/>
    </style:style>
    <style:style style:name="gr3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6cm" fo:min-width="0.213cm" fo:padding-top="0cm" fo:padding-bottom="0cm" fo:padding-left="0cm" fo:padding-right="0cm" draw:shadow="hidden" draw:shadow-offset-x="0.3cm" draw:shadow-offset-y="0.3cm" draw:shadow-color="#808080" style:run-through="foreground"/>
      <style:paragraph-properties style:writing-mode="lr-tb"/>
    </style:style>
    <style:style style:name="gr36"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left" draw:auto-grow-height="true" draw:auto-grow-width="true" fo:min-height="0.376cm" fo:min-width="0.293cm" fo:padding-top="0cm" fo:padding-bottom="0cm" fo:padding-left="0cm" fo:padding-right="0cm" draw:shadow="hidden" draw:shadow-offset-x="0.3cm" draw:shadow-offset-y="0.3cm" draw:shadow-color="#808080" style:run-through="foreground"/>
      <style:paragraph-properties style:writing-mode="lr-tb"/>
    </style:style>
    <style:style style:name="gr37" style:family="graphic">
      <style:graphic-properties draw:stroke="solid" draw:stroke-dash="Dashed_20__28_var_29__20_6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 style:family="graphic">
      <style:graphic-properties draw:stroke="solid" draw:stroke-dash="Dashed_20__28_var_29__20_6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74cm" fo:min-width="0.224cm" fo:padding-top="0.125cm" fo:padding-bottom="0.125cm" fo:padding-left="0.25cm" fo:padding-right="0.25cm" draw:shadow="hidden" draw:shadow-offset-x="0.3cm" draw:shadow-offset-y="0.3cm" draw:shadow-color="#808080" style:run-through="foreground"/>
      <style:paragraph-properties style:writing-mode="lr-tb"/>
    </style:style>
    <style:style style:name="gr40" style:family="graphic">
      <style:graphic-properties draw:stroke="solid" draw:stroke-dash="Dashed_20__28_var_29__20_6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 style:family="graphic">
      <style:graphic-properties draw:stroke="solid" draw:stroke-dash="Dashed_20__28_var_29__20_6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74cm" fo:min-width="0.219cm" fo:padding-top="0.125cm" fo:padding-bottom="0.125cm" fo:padding-left="0.25cm" fo:padding-right="0.25cm" draw:shadow="hidden" draw:shadow-offset-x="0.3cm" draw:shadow-offset-y="0.3cm" draw:shadow-color="#808080" style:run-through="foreground"/>
      <style:paragraph-properties style:writing-mode="lr-tb"/>
    </style:style>
    <style:style style:name="gr43" style:family="graphic">
      <style:graphic-properties draw:stroke="solid" draw:stroke-dash="Dashed_20__28_var_29__20_6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solid" draw:stroke-dash="Dashed_20__28_var_29__20_6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6" style:family="graphic">
      <style:graphic-properties draw:stroke="solid" draw:stroke-dash="Dashed_20__28_var_29__20_6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solid" draw:stroke-dash="Dashed_20__28_var_29__20_6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74cm" fo:min-width="0.254cm" fo:padding-top="0.125cm" fo:padding-bottom="0.125cm" fo:padding-left="0.25cm" fo:padding-right="0.25cm" draw:shadow="hidden" draw:shadow-offset-x="0.3cm" draw:shadow-offset-y="0.3cm" draw:shadow-color="#808080" style:run-through="foreground"/>
      <style:paragraph-properties style:writing-mode="lr-tb"/>
    </style:style>
    <style:style style:name="gr49" style:family="graphic">
      <style:graphic-properties draw:stroke="dash" draw:stroke-dash="Dashed_20__28_var_29__20_678"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0" style:family="graphic">
      <style:graphic-properties draw:stroke="dash" draw:stroke-dash="Dashed_20__28_var_29__20_679"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1" style:family="graphic">
      <style:graphic-properties draw:stroke="dash" draw:stroke-dash="Dashed_20__28_var_29__20_680"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2" style:family="graphic">
      <style:graphic-properties draw:stroke="solid" draw:stroke-dash="Dashed_20__28_var_29__20_6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solid" draw:stroke-dash="Dashed_20__28_var_29__20_6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solid" draw:stroke-dash="Dashed_20__28_var_29__20_6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solid" draw:stroke-dash="Dashed_20__28_var_29__20_6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6" style:family="graphic">
      <style:graphic-properties draw:stroke="solid" draw:stroke-dash="Dashed_20__28_var_29__20_6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Dashed_20__28_var_29__20_6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74cm" fo:min-width="0.309cm" fo:padding-top="0.125cm" fo:padding-bottom="0.125cm" fo:padding-left="0.25cm" fo:padding-right="0.25cm" draw:shadow="hidden" draw:shadow-offset-x="0.3cm" draw:shadow-offset-y="0.3cm" draw:shadow-color="#808080" style:run-through="foreground"/>
      <style:paragraph-properties style:writing-mode="lr-tb"/>
    </style:style>
    <style:style style:name="gr59"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74cm" fo:min-width="0.312cm" fo:padding-top="0.125cm" fo:padding-bottom="0.125cm" fo:padding-left="0.25cm" fo:padding-right="0.25cm" draw:shadow="hidden" draw:shadow-offset-x="0.3cm" draw:shadow-offset-y="0.3cm" draw:shadow-color="#808080" style:run-through="foreground"/>
      <style:paragraph-properties style:writing-mode="lr-tb"/>
    </style:style>
    <style:style style:name="gr60" style:family="graphic">
      <style:graphic-properties draw:stroke="solid" svg:stroke-width="0.019cm" svg:stroke-color="#000000" draw:marker-start="" draw:marker-start-width="0.229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width="true" fo:min-height="0.413cm" fo:min-width="0.499cm" fo:padding-top="0.125cm" fo:padding-bottom="0.125cm" fo:padding-left="0.25cm" fo:padding-right="0.25cm" draw:shadow="hidden" draw:shadow-offset-x="0.3cm" draw:shadow-offset-y="0.3cm" draw:shadow-color="#808080" style:run-through="foreground"/>
      <style:paragraph-properties style:writing-mode="lr-tb"/>
    </style:style>
    <style:style style:name="gr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63"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4" style:family="graphic">
      <style:graphic-properties draw:stroke="solid" draw:stroke-dash="Dashed_20__28_var_29__20_63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63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0.224cm" draw:shadow="hidden" draw:shadow-offset-x="0.3cm" draw:shadow-offset-y="0.3cm" draw:shadow-color="#808080" style:run-through="foreground"/>
      <style:paragraph-properties style:writing-mode="lr-tb"/>
    </style:style>
    <style:style style:name="gr67" style:family="graphic">
      <style:graphic-properties draw:stroke="solid" draw:stroke-dash="Dashed_20__28_var_29__20_63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63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0.219cm" draw:shadow="hidden" draw:shadow-offset-x="0.3cm" draw:shadow-offset-y="0.3cm" draw:shadow-color="#808080" style:run-through="foreground"/>
      <style:paragraph-properties style:writing-mode="lr-tb"/>
    </style:style>
    <style:style style:name="gr70" style:family="graphic">
      <style:graphic-properties draw:stroke="solid" draw:stroke-dash="Dashed_20__28_var_29__20_640"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draw:stroke-dash="Dashed_20__28_var_29__20_64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3" style:family="graphic">
      <style:graphic-properties draw:stroke="solid" draw:stroke-dash="Dashed_20__28_var_29__20_64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draw:stroke-dash="Dashed_20__28_var_29__20_64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0.254cm" draw:shadow="hidden" draw:shadow-offset-x="0.3cm" draw:shadow-offset-y="0.3cm" draw:shadow-color="#808080" style:run-through="foreground"/>
      <style:paragraph-properties style:writing-mode="lr-tb"/>
    </style:style>
    <style:style style:name="gr76" style:family="graphic">
      <style:graphic-properties draw:stroke="dash" draw:stroke-dash="Dashed_20__28_var_29__20_647"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7" style:family="graphic">
      <style:graphic-properties draw:stroke="dash" draw:stroke-dash="Dashed_20__28_var_29__20_648"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8" style:family="graphic">
      <style:graphic-properties draw:stroke="dash" draw:stroke-dash="Dashed_20__28_var_29__20_649"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9" style:family="graphic">
      <style:graphic-properties draw:stroke="solid" draw:stroke-dash="Dashed_20__28_var_29__20_651"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 style:family="graphic">
      <style:graphic-properties draw:stroke="solid" draw:stroke-dash="Dashed_20__28_var_29__20_65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 style:family="graphic">
      <style:graphic-properties draw:stroke="solid" draw:stroke-dash="Dashed_20__28_var_29__20_65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 style:family="graphic">
      <style:graphic-properties draw:stroke="solid" draw:stroke-dash="Dashed_20__28_var_29__20_65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 style:family="graphic">
      <style:graphic-properties draw:stroke="solid" draw:stroke-dash="Dashed_20__28_var_29__20_659"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 style:family="graphic">
      <style:graphic-properties draw:stroke="solid" draw:stroke-dash="Dashed_20__28_var_29__20_661"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0.309cm" draw:shadow="hidden" draw:shadow-offset-x="0.3cm" draw:shadow-offset-y="0.3cm" draw:shadow-color="#808080" style:run-through="foreground"/>
      <style:paragraph-properties style:writing-mode="lr-tb"/>
    </style:style>
    <style:style style:name="gr86"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true" fo:min-height="0.374cm" fo:min-width="0.312cm" draw:shadow="hidden" draw:shadow-offset-x="0.3cm" draw:shadow-offset-y="0.3cm" draw:shadow-color="#808080" style:run-through="foreground"/>
      <style:paragraph-properties style:writing-mode="lr-tb"/>
    </style:style>
    <style:style style:name="gr87" style:family="graphic">
      <style:graphic-properties draw:stroke="solid" draw:stroke-dash="Dashed_20__28_var_29__20_711"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solid" draw:stroke-dash="Dashed_20__28_var_29__20_71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solid" draw:stroke-dash="Dashed_20__28_var_29__20_71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0" style:family="graphic">
      <style:graphic-properties draw:stroke="solid" draw:stroke-dash="Dashed_20__28_var_29__20_71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1" style:family="graphic">
      <style:graphic-properties draw:stroke="solid" draw:stroke-dash="Dashed_20__28_var_29__20_71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solid" draw:stroke-dash="Dashed_20__28_var_29__20_71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3" style:family="graphic">
      <style:graphic-properties draw:stroke="solid" draw:stroke-dash="Dashed_20__28_var_29__20_71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solid" draw:stroke-dash="Dashed_20__28_var_29__20_71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dash" draw:stroke-dash="Dashed_20__28_var_29__20_719"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6" style:family="graphic">
      <style:graphic-properties draw:stroke="dash" draw:stroke-dash="Dashed_20__28_var_29__20_720"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7" style:family="graphic">
      <style:graphic-properties draw:stroke="dash" draw:stroke-dash="Dashed_20__28_var_29__20_721"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8" style:family="graphic">
      <style:graphic-properties draw:stroke="solid" draw:stroke-dash="Dashed_20__28_var_29__20_72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9" style:family="graphic">
      <style:graphic-properties draw:stroke="solid" draw:stroke-dash="Dashed_20__28_var_29__20_72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solid" draw:stroke-dash="Dashed_20__28_var_29__20_72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solid" draw:stroke-dash="Dashed_20__28_var_29__20_72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2" style:family="graphic">
      <style:graphic-properties draw:stroke="solid" draw:stroke-dash="Dashed_20__28_var_29__20_72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solid" draw:stroke-dash="Dashed_20__28_var_29__20_72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solid" svg:stroke-width="0.019cm" svg:stroke-color="#000000" draw:marker-start-width="0.229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5" style:family="graphic">
      <style:graphic-properties draw:stroke="none" svg:stroke-width="0.019cm" svg:stroke-color="#000000" draw:marker-start-width="0.3cm" draw:marker-start-center="false" draw:marker-end-width="0.3cm" draw:marker-end-center="false" draw:fill="none" draw:fill-color="#ffffff" draw:auto-grow-width="true" fo:min-height="0.425cm" fo:min-width="0.499cm" draw:shadow="hidden" draw:shadow-offset-x="0.3cm" draw:shadow-offset-y="0.3cm" draw:shadow-color="#808080" style:run-through="foreground"/>
      <style:paragraph-properties style:writing-mode="lr-tb"/>
    </style:style>
    <style:style style:name="gr106" style:family="graphic">
      <style:graphic-properties draw:stroke="none" svg:stroke-width="0.019cm" svg:stroke-color="#000000" draw:marker-start-width="0.3cm" draw:marker-start-center="false" draw:marker-end-width="0.3cm" draw:marker-end-center="false" draw:fill="none" draw:fill-color="#ffffff" fo:min-height="0.423cm" draw:shadow="hidden" draw:shadow-offset-x="0.3cm" draw:shadow-offset-y="0.3cm" draw:shadow-color="#808080" style:run-through="foreground"/>
      <style:paragraph-properties style:writing-mode="lr-tb"/>
    </style:style>
    <style:style style:name="gr107" style:family="graphic">
      <style:graphic-properties draw:stroke="none" svg:stroke-width="0.019cm" svg:stroke-color="#000000" draw:marker-start-width="0.3cm" draw:marker-start-center="false" draw:marker-end-width="0.3cm" draw:marker-end-center="false" draw:fill="none" draw:fill-color="#ffffff" fo:min-height="0.425cm" draw:shadow="hidden" draw:shadow-offset-x="0.3cm" draw:shadow-offset-y="0.3cm" draw:shadow-color="#808080" style:run-through="foreground"/>
      <style:paragraph-properties style:writing-mode="lr-tb"/>
    </style:style>
    <style:style style:name="gr108"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9" style:family="graphic">
      <style:graphic-properties draw:stroke="solid" draw:stroke-dash="Dashed_20__28_var_29__20_698" svg:stroke-width="0.019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0" style:family="graphic">
      <style:graphic-properties draw:stroke="solid" draw:stroke-dash="Dashed_20__28_var_29__20_700" svg:stroke-width="0.019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1"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309cm" draw:shadow="hidden" draw:shadow-offset-x="0.3cm" draw:shadow-offset-y="0.3cm" draw:shadow-color="#808080" style:run-through="foreground"/>
      <style:paragraph-properties style:writing-mode="lr-tb"/>
    </style:style>
    <style:style style:name="gr112"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499cm" draw:shadow="hidden" draw:shadow-offset-x="0.3cm" draw:shadow-offset-y="0.3cm" draw:shadow-color="#808080" style:run-through="foreground"/>
      <style:paragraph-properties style:writing-mode="lr-tb"/>
    </style:style>
    <style:style style:name="gr113"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596cm" draw:shadow="hidden" draw:shadow-offset-x="0.3cm" draw:shadow-offset-y="0.3cm" draw:shadow-color="#808080" style:run-through="foreground"/>
      <style:paragraph-properties style:writing-mode="lr-tb"/>
    </style:style>
    <style:style style:name="gr114"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115" style:family="graphic">
      <style:graphic-properties draw:stroke="solid" svg:stroke-width="0.019cm" svg:stroke-color="#000000" draw:marker-start-width="0.229cm" draw:marker-start-center="false" draw:marker-end-width="0.229cm" draw:marker-end-center="false" draw:fill="solid" draw:fill-color="#cccccc"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6" style:family="graphic">
      <style:graphic-properties draw:stroke="solid" svg:stroke-width="0.019cm" svg:stroke-color="#000000" draw:marker-start-width="0.231cm" draw:marker-start-center="false" draw:marker-end-width="0.231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7" style:family="graphic">
      <style:graphic-properties draw:stroke="solid" draw:stroke-dash="Dashed_20__28_var_29__20_738"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8" style:family="graphic">
      <style:graphic-properties draw:stroke="solid" draw:stroke-dash="Dashed_20__28_var_29__20_739"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9"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254cm" draw:shadow="hidden" draw:shadow-offset-x="0.3cm" draw:shadow-offset-y="0.3cm" draw:shadow-color="#808080" style:run-through="foreground"/>
      <style:paragraph-properties style:writing-mode="lr-tb"/>
    </style:style>
    <style:style style:name="gr120"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25cm" draw:shadow="hidden" draw:shadow-offset-x="0.3cm" draw:shadow-offset-y="0.3cm" draw:shadow-color="#808080" style:run-through="foreground"/>
      <style:paragraph-properties style:writing-mode="lr-tb"/>
    </style:style>
    <style:style style:name="gr121"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242cm" draw:shadow="hidden" draw:shadow-offset-x="0.3cm" draw:shadow-offset-y="0.3cm" draw:shadow-color="#808080" style:run-through="foreground"/>
      <style:paragraph-properties style:writing-mode="lr-tb"/>
    </style:style>
    <style:style style:name="gr122"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212cm" draw:shadow="hidden" draw:shadow-offset-x="0.3cm" draw:shadow-offset-y="0.3cm" draw:shadow-color="#808080" style:run-through="foreground"/>
      <style:paragraph-properties style:writing-mode="lr-tb"/>
    </style:style>
    <style:style style:name="gr123"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277cm" draw:shadow="hidden" draw:shadow-offset-x="0.3cm" draw:shadow-offset-y="0.3cm" draw:shadow-color="#808080" style:run-through="foreground"/>
      <style:paragraph-properties style:writing-mode="lr-tb"/>
    </style:style>
    <style:style style:name="gr124"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305cm" draw:shadow="hidden" draw:shadow-offset-x="0.3cm" draw:shadow-offset-y="0.3cm" draw:shadow-color="#808080" style:run-through="foreground"/>
      <style:paragraph-properties style:writing-mode="lr-tb"/>
    </style:style>
    <style:style style:name="gr125" style:family="graphic">
      <style:graphic-properties draw:stroke="none" svg:stroke-width="0.019cm" svg:stroke-color="#000000" draw:marker-start-width="0.332cm" draw:marker-start-center="false" draw:marker-end-width="0.332cm" draw:marker-end-center="false" draw:fill="none" draw:fill-color="#ffffff" draw:auto-grow-width="true" fo:min-height="0.374cm" fo:min-width="0.312cm" draw:shadow="hidden" draw:shadow-offset-x="0.3cm" draw:shadow-offset-y="0.3cm" draw:shadow-color="#808080" style:run-through="foreground"/>
      <style:paragraph-properties style:writing-mode="lr-tb"/>
    </style:style>
    <style:style style:name="gr126" style:family="graphic">
      <style:graphic-properties draw:stroke="solid" svg:stroke-width="0.019cm" svg:stroke-color="#000000" draw:marker-start-width="0.231cm" draw:marker-start-center="false" draw:marker-end="Arrow_20_concave" draw:marker-end-width="0.23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7" style:family="graphic">
      <style:graphic-properties draw:stroke="none" svg:stroke-width="0.019cm" svg:stroke-color="#000000" draw:marker-start-width="0.332cm" draw:marker-start-center="false" draw:marker-end-width="0.332cm" draw:marker-end-center="false" draw:fill="none" draw:fill-color="#ffffff" draw:auto-grow-width="true" fo:min-height="0.332cm" fo:min-width="0.706cm" draw:shadow="hidden" draw:shadow-offset-x="0.3cm" draw:shadow-offset-y="0.3cm" draw:shadow-color="#808080" style:run-through="foreground"/>
      <style:paragraph-properties style:writing-mode="lr-tb"/>
    </style:style>
    <style:style style:name="gr128"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332cm" fo:min-width="1.803cm" draw:shadow="hidden" draw:shadow-offset-x="0.3cm" draw:shadow-offset-y="0.3cm" draw:shadow-color="#808080" style:run-through="foreground"/>
      <style:paragraph-properties style:writing-mode="lr-tb"/>
    </style:style>
    <style:style style:name="gr129" style:family="graphic">
      <style:graphic-properties draw:stroke="solid" draw:stroke-dash="Dashed_20__28_var_29__20_73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0" style:family="graphic">
      <style:graphic-properties draw:stroke="solid" draw:stroke-dash="Dashed_20__28_var_29__20_73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1"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54cm" draw:shadow="hidden" draw:shadow-offset-x="0.3cm" draw:shadow-offset-y="0.3cm" draw:shadow-color="#808080" style:run-through="foreground"/>
      <style:paragraph-properties style:writing-mode="lr-tb"/>
    </style:style>
    <style:style style:name="gr132"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24cm" draw:shadow="hidden" draw:shadow-offset-x="0.3cm" draw:shadow-offset-y="0.3cm" draw:shadow-color="#808080" style:run-through="foreground"/>
      <style:paragraph-properties style:writing-mode="lr-tb"/>
    </style:style>
    <style:style style:name="gr133"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06cm" draw:shadow="hidden" draw:shadow-offset-x="0.3cm" draw:shadow-offset-y="0.3cm" draw:shadow-color="#808080" style:run-through="foreground"/>
      <style:paragraph-properties style:writing-mode="lr-tb"/>
    </style:style>
    <style:style style:name="gr134"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198cm" draw:shadow="hidden" draw:shadow-offset-x="0.3cm" draw:shadow-offset-y="0.3cm" draw:shadow-color="#808080" style:run-through="foreground"/>
      <style:paragraph-properties style:writing-mode="lr-tb"/>
    </style:style>
    <style:style style:name="gr135"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36cm" draw:shadow="hidden" draw:shadow-offset-x="0.3cm" draw:shadow-offset-y="0.3cm" draw:shadow-color="#808080" style:run-through="foreground"/>
      <style:paragraph-properties style:writing-mode="lr-tb"/>
    </style:style>
    <style:style style:name="gr136"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2cm" draw:shadow="hidden" draw:shadow-offset-x="0.3cm" draw:shadow-offset-y="0.3cm" draw:shadow-color="#808080" style:run-through="foreground"/>
      <style:paragraph-properties style:writing-mode="lr-tb"/>
    </style:style>
    <style:style style:name="gr137"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5cm" draw:shadow="hidden" draw:shadow-offset-x="0.3cm" draw:shadow-offset-y="0.3cm" draw:shadow-color="#808080" style:run-through="foreground"/>
      <style:paragraph-properties style:writing-mode="lr-tb"/>
    </style:style>
    <style:style style:name="gr138"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52cm" draw:shadow="hidden" draw:shadow-offset-x="0.3cm" draw:shadow-offset-y="0.3cm" draw:shadow-color="#808080" style:run-through="foreground"/>
      <style:paragraph-properties style:writing-mode="lr-tb"/>
    </style:style>
    <style:style style:name="gr139"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77cm" draw:shadow="hidden" draw:shadow-offset-x="0.3cm" draw:shadow-offset-y="0.3cm" draw:shadow-color="#808080" style:run-through="foreground"/>
      <style:paragraph-properties style:writing-mode="lr-tb"/>
    </style:style>
    <style:style style:name="gr140"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65cm" draw:shadow="hidden" draw:shadow-offset-x="0.3cm" draw:shadow-offset-y="0.3cm" draw:shadow-color="#808080" style:run-through="foreground"/>
      <style:paragraph-properties style:writing-mode="lr-tb"/>
    </style:style>
    <style:style style:name="gr141"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279cm" draw:shadow="hidden" draw:shadow-offset-x="0.3cm" draw:shadow-offset-y="0.3cm" draw:shadow-color="#808080" style:run-through="foreground"/>
      <style:paragraph-properties style:writing-mode="lr-tb"/>
    </style:style>
    <style:style style:name="gr142" style:family="graphic">
      <style:graphic-properties draw:stroke="solid" draw:stroke-dash="Dashed_20__28_var_29__20_73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3" style:family="graphic">
      <style:graphic-properties draw:stroke="solid" draw:stroke-dash="Dashed_20__28_var_29__20_73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4"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774cm" draw:shadow="hidden" draw:shadow-offset-x="0.3cm" draw:shadow-offset-y="0.3cm" draw:shadow-color="#808080" style:run-through="foreground"/>
      <style:paragraph-properties style:writing-mode="lr-tb"/>
    </style:style>
    <style:style style:name="gr145"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6" style:family="graphic">
      <style:graphic-properties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style>
    <style:style style:name="gr147" style:family="graphic">
      <style:graphic-properties draw:stroke="solid" svg:stroke-width="0.019cm" svg:stroke-color="#000000" draw:marker-start-width="0.231cm" draw:marker-start-center="false" draw:marker-end-width="0.33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8"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82cm" draw:shadow="hidden" draw:shadow-offset-x="0.3cm" draw:shadow-offset-y="0.3cm" draw:shadow-color="#808080" style:run-through="foreground"/>
      <style:paragraph-properties style:writing-mode="lr-tb"/>
    </style:style>
    <style:style style:name="gr149" style:family="graphic">
      <style:graphic-properties draw:stroke="solid" draw:stroke-dash="Dashed_20__28_var_29__20_45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0" style:family="graphic">
      <style:graphic-properties draw:stroke="solid" draw:stroke-dash="Dashed_20__28_var_29__20_459"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1"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45cm" draw:shadow="hidden" draw:shadow-offset-x="0.3cm" draw:shadow-offset-y="0.3cm" draw:shadow-color="#808080" style:run-through="foreground"/>
      <style:paragraph-properties style:writing-mode="lr-tb"/>
    </style:style>
    <style:style style:name="gr152"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5cm" draw:shadow="hidden" draw:shadow-offset-x="0.3cm" draw:shadow-offset-y="0.3cm" draw:shadow-color="#808080" style:run-through="foreground"/>
      <style:paragraph-properties style:writing-mode="lr-tb"/>
    </style:style>
    <style:style style:name="gr153" style:family="graphic">
      <style:graphic-properties draw:stroke="none" svg:stroke-width="0.019cm" svg:stroke-color="#000000" draw:marker-start-width="0.229cm" draw:marker-start-center="false" draw:marker-end-width="0.229cm" draw:marker-end-center="false" draw:fill="none" draw:fill-color="#00b8ff" fo:min-height="0.459cm" draw:shadow="hidden" draw:shadow-offset-x="0.3cm" draw:shadow-offset-y="0.3cm" draw:shadow-color="#808080" style:run-through="foreground"/>
      <style:paragraph-properties style:writing-mode="lr-tb"/>
    </style:style>
    <style:style style:name="gr154"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42cm" draw:shadow="hidden" draw:shadow-offset-x="0.3cm" draw:shadow-offset-y="0.3cm" draw:shadow-color="#808080" style:run-through="foreground"/>
      <style:paragraph-properties style:writing-mode="lr-tb"/>
    </style:style>
    <style:style style:name="gr155"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46cm" draw:shadow="hidden" draw:shadow-offset-x="0.3cm" draw:shadow-offset-y="0.3cm" draw:shadow-color="#808080" style:run-through="foreground"/>
      <style:paragraph-properties style:writing-mode="lr-tb"/>
    </style:style>
    <style:style style:name="gr156"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72cm" draw:shadow="hidden" draw:shadow-offset-x="0.3cm" draw:shadow-offset-y="0.3cm" draw:shadow-color="#808080" style:run-through="foreground"/>
      <style:paragraph-properties style:writing-mode="lr-tb"/>
    </style:style>
    <style:style style:name="gr157"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79cm" draw:shadow="hidden" draw:shadow-offset-x="0.3cm" draw:shadow-offset-y="0.3cm" draw:shadow-color="#808080" style:run-through="foreground"/>
      <style:paragraph-properties style:writing-mode="lr-tb"/>
    </style:style>
    <style:style style:name="gr158"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584cm" draw:shadow="hidden" draw:shadow-offset-x="0.3cm" draw:shadow-offset-y="0.3cm" draw:shadow-color="#808080" style:run-through="foreground"/>
      <style:paragraph-properties style:writing-mode="lr-tb"/>
    </style:style>
    <style:style style:name="gr15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6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6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07365125" text:style-name="Num_5f_Exo">
        <text:list-item>
          <text:h text:style-name="P36" text:outline-level="1"> <text:span text:style-name="T13">Dans chaque cas, on a tracé des figures symétriques par rapport à O puis on a codé ou placé des informations. Déduis-en des informations sur la figure symétrique par rapport à O, puis indique le numéro des phrases qui permettent de justifier tes réponses.</text:span></text:h>
        </text:list-item>
      </text:list>
      <text:p text:style-name="_5f_Paragraphe_20_livret_20_"><text:span text:style-name="corps"><text:s text:c="3"/></text:span><text:span text:style-name="corps"><draw:frame draw:style-name="fr3" draw:name="Cadre7" text:anchor-type="as-char" svg:width="9.149cm" draw:z-index="20"><draw:text-box fo:min-height="0.88cm"><text:p text:style-name="P28"><text:span text:style-name="corps"><text:span text:style-name="T11">1.</text:span></text:span><text:span text:style-name="corps"><text:span text:style-name="T12"> </text:span></text:span><text:span text:style-name="corps"><text:span text:style-name="T10">La symétrie centrale conserve les longueurs.</text:span></text:span></text:p></draw:text-box></draw:frame></text:span><text:span text:style-name="corps"><draw:frame draw:style-name="fr2" draw:name="Cadre8" text:anchor-type="as-char" svg:width="9.149cm" draw:z-index="11"><draw:text-box fo:min-height="0.99cm"><text:p text:style-name="_5f_Paragraphe_20_livret_20_"><text:span text:style-name="corps"><text:span text:style-name="T11">2.</text:span></text:span><text:span text:style-name="corps"><text:span text:style-name="T12"> </text:span></text:span><text:span text:style-name="corps"><text:span text:style-name="T10">Si deux cercles sont symétriques par rapport à un point alors ils ont le même rayon.</text:span></text:span></text:p></draw:text-box></draw:frame></text:span></text:p>
      <text:list xml:id="list92360998744645" text:continue-numbering="true" text:style-name="Num_5f_Exo">
        <text:list-header>
          <text:h text:style-name="P37" text:outline-level="1"><draw:frame draw:style-name="fr2" draw:name="Cadre9" text:anchor-type="as-char" svg:width="9.149cm" draw:z-index="14"><draw:text-box fo:min-height="0.99cm"><text:p text:style-name="P29"><text:span text:style-name="corps"><text:span text:style-name="T11">3.</text:span></text:span><text:span text:style-name="corps"><text:span text:style-name="T12"> </text:span></text:span><text:span text:style-name="corps"><text:span text:style-name="T10">La symétrie centrale transforme une droite en une droite parallèle.</text:span></text:span></text:p></draw:text-box></draw:frame></text:h>
        </text:list-header>
      </text:list>
      <text:p text:style-name="P33"><draw:frame draw:style-name="fr1" draw:name="Cadre10" text:anchor-type="paragraph" svg:x="0cm" svg:y="0.199cm" svg:width="9.149cm" draw:z-index="21"><draw:text-box fo:min-height="0.99cm"><text:p text:style-name="P29"><text:span text:style-name="corps"><text:span text:style-name="T11">4.</text:span></text:span><text:span text:style-name="corps"><text:span text:style-name="T12"> </text:span></text:span><text:span text:style-name="corps"><text:span text:style-name="T10">La symétrie centrale conserve les mesures des angles.</text:span></text:span></text:p></draw:text-box></draw:frame></text:p>
      <text:list xml:id="list3556588095" text:style-name="liste_5f_abc">
        <text:list-item>
          <text:p text:style-name="P42"><draw:frame draw:style-name="fr1" draw:name="Cadre5" text:anchor-type="paragraph" svg:x="0cm" svg:y="1.048cm" svg:width="9.149cm" draw:z-index="6"><draw:text-box fo:min-height="1.401cm"><text:p text:style-name="P29"><text:span text:style-name="corps"><text:span text:style-name="T11">5</text:span></text:span><text:span text:style-name="corps"><text:span text:style-name="T17">.</text:span></text:span><text:span text:style-name="corps"><text:span text:style-name="T12"> </text:span></text:span><text:span text:style-name="corps"><text:span text:style-name="T10">Si deux figures sont symétriques par rapport à un point alors elles ont la même aire et le même périmètre.</text:span></text:span></text:p></draw:text-box></draw:frame><text:s/></text:p>
        </text:list-item>
      </text:list>
      <text:list xml:id="list92361301943774" text:continue-list="list92360998744645" text:style-name="Num_5f_Exo">
        <text:list-header>
          <text:p text:style-name="P54"><draw:g text:anchor-type="paragraph" draw:z-index="7" draw:name="Forme6_0" draw:style-name="gr146"><draw:line draw:style-name="gr147" draw:text-style-name="P73" svg:x1="2.49cm" svg:y1="0.079cm" svg:x2="1.753cm" svg:y2="1.58cm"><text:p/></draw:line><draw:line draw:style-name="gr147" draw:text-style-name="P73" svg:x1="1.753cm" svg:y1="1.584cm" svg:x2="3.961cm" svg:y2="2.085cm"><text:p/></draw:line><draw:line draw:style-name="gr147" draw:text-style-name="P73" svg:x1="2.489cm" svg:y1="0.079cm" svg:x2="3.957cm" svg:y2="0.83cm"><text:p/></draw:line><draw:line draw:style-name="gr147" draw:text-style-name="P73" svg:x1="3.962cm" svg:y1="0.834cm" svg:x2="3.962cm" svg:y2="2.085cm"><text:p/></draw:line><draw:line draw:style-name="gr147" draw:text-style-name="P73" svg:x1="5.066cm" svg:y1="0.834cm" svg:x2="5.066cm" svg:y2="2.085cm"><text:p/></draw:line><draw:line draw:style-name="gr147" draw:text-style-name="P73" svg:x1="5.066cm" svg:y1="2.085cm" svg:x2="6.534cm" svg:y2="2.838cm"><text:p/></draw:line><draw:line draw:style-name="gr147" draw:text-style-name="P73" svg:x1="6.533cm" svg:y1="2.837cm" svg:x2="7.272cm" svg:y2="1.332cm"><text:p/></draw:line><draw:line draw:style-name="gr104" draw:text-style-name="P73" svg:x1="5.066cm" svg:y1="0.834cm" svg:x2="7.273cm" svg:y2="1.333cm"><text:p/></draw:line><draw:frame draw:style-name="gr148" draw:text-style-name="P74" svg:width="0.283cm" svg:height="0.414cm" svg:x="4.36cm" svg:y="0.938cm"><draw:text-box><text:p text:style-name="P71"><text:span text:style-name="T35">O</text:span></text:p></draw:text-box></draw:frame><draw:g draw:style-name="gr3"><draw:line draw:style-name="gr149" draw:text-style-name="P77" svg:x1="4.374cm" svg:y1="1.316cm" svg:x2="4.649cm" svg:y2="1.591cm"><text:p/></draw:line><draw:line draw:style-name="gr150" draw:text-style-name="P77" svg:x1="4.374cm" svg:y1="1.591cm" svg:x2="4.649cm" svg:y2="1.316cm"><text:p/></draw:line></draw:g><draw:frame draw:style-name="gr151" draw:text-style-name="P74" svg:width="0.246cm" svg:height="0.414cm" svg:x="1.478cm" svg:y="1.49cm"><draw:text-box><text:p text:style-name="P71"><text:span text:style-name="T35">A</text:span></text:p></draw:text-box></draw:frame><draw:frame draw:style-name="gr151" draw:text-style-name="P74" svg:width="0.246cm" svg:height="0.414cm" svg:x="2.256cm" svg:y="-0.3cm"><draw:text-box><text:p text:style-name="P71"><text:span text:style-name="T35">B</text:span></text:p></draw:text-box></draw:frame><draw:frame draw:style-name="gr152" draw:text-style-name="P74" svg:width="0.251cm" svg:height="0.414cm" svg:x="3.962cm" svg:y="2.085cm"><draw:text-box><text:p text:style-name="P71"><text:span text:style-name="T35">C</text:span></text:p></draw:text-box></draw:frame><draw:frame draw:style-name="gr153" draw:text-style-name="P83" svg:width="0.311cm" svg:height="0.459cm" svg:x="4.053cm" svg:y="0.481cm"><draw:text-box><text:p text:style-name="P71"><text:span text:style-name="T39">D</text:span></text:p></draw:text-box></draw:frame><draw:frame draw:style-name="gr154" draw:text-style-name="P74" svg:width="0.343cm" svg:height="0.414cm" svg:x="7.329cm" svg:y="1.09cm"><draw:text-box><text:p text:style-name="P71"><text:span text:style-name="T35">F</text:span></text:p></draw:text-box></draw:frame><draw:frame draw:style-name="gr154" draw:text-style-name="P74" svg:width="0.343cm" svg:height="0.414cm" svg:x="6.405cm" svg:y="2.857cm"><draw:text-box><text:p text:style-name="P71"><text:span text:style-name="T35">G</text:span></text:p></draw:text-box></draw:frame><draw:frame draw:style-name="gr155" draw:text-style-name="P74" svg:width="0.346cm" svg:height="0.414cm" svg:x="4.87cm" svg:y="0.432cm"><draw:text-box><text:p text:style-name="P71"><text:span text:style-name="T35">E</text:span></text:p></draw:text-box></draw:frame><draw:frame draw:style-name="gr156" draw:text-style-name="P74" svg:width="0.373cm" svg:height="0.414cm" svg:x="4.746cm" svg:y="2.085cm"><draw:text-box><text:p text:style-name="P71"><text:span text:style-name="T35">H</text:span></text:p></draw:text-box></draw:frame><draw:frame draw:style-name="gr157" draw:text-style-name="P78" svg:width="0.791cm" svg:height="0.375cm" draw:transform="rotate (-0.185353966561798) translate (2.333625cm 1.73919444444444cm)"><draw:text-box><text:p text:style-name="P71"><text:span text:style-name="T36">6 cm</text:span></text:p></draw:text-box></draw:frame><draw:ellipse draw:style-name="gr72" draw:text-style-name="P73" svg:width="1.168cm" svg:height="1.17cm" svg:x="1.796cm" svg:y="-0.593cm" draw:kind="arc" draw:start-angle="259.72" draw:end-angle="328.31"><text:p/></draw:ellipse><draw:frame draw:style-name="gr158" draw:text-style-name="P78" svg:width="0.585cm" svg:height="0.375cm" draw:transform="rotate (0.0211184839491314) translate (2.52236111111111cm 0.573263888888889cm)"><draw:text-box><text:p text:style-name="P71"><text:span text:style-name="T36">87°</text:span></text:p></draw:text-box></draw:frame></draw:g>D’après la propriété <text:span text:style-name="T18">n°</text:span><text:span text:style-name="T19">1</text:span>, on en déduit que <text:s text:c="11"/><text:span text:style-name="T19">EF = 6 cm.</text:span></text:p>
          <text:p text:style-name="P48">D’après la propriété <text:span text:style-name="T18">n°</text:span><text:span text:style-name="T20">4</text:span>, on en déduit que <text:s text:c="8"/><text:span text:style-name="T18"><draw:frame draw:style-name="fr7" draw:name="Objet1" text:anchor-type="as-char" svg:width="0.737cm" svg:height="0.462cm" draw:z-index="17"><draw:object xlink:href="./Object 1" xlink:type="simple" xlink:show="embed" xlink:actuate="onLoad"/><draw:image xlink:href="./ObjectReplacements/Object 1" xlink:type="simple" xlink:show="embed" xlink:actuate="onLoad"/><svg:desc>formule</svg:desc></draw:frame></text:span><text:span text:style-name="T18"><text:s/></text:span><text:span text:style-name="T20">= 87°.</text:span></text:p>
        </text:list-header>
      </text:list>
      <text:list xml:id="list92361120412810" text:continue-list="list3556588095" text:style-name="liste_5f_abc">
        <text:list-item>
          <text:p text:style-name="P49"><text:s/></text:p>
        </text:list-item>
      </text:list>
      <text:p text:style-name="P17"><draw:g text:anchor-type="paragraph" draw:z-index="8" draw:name="Forme7_0" draw:style-name="gr114"><draw:g draw:style-name="gr3"><draw:line draw:style-name="gr129" draw:text-style-name="P77" svg:x1="4.482cm" svg:y1="1.924cm" svg:x2="4.639cm" svg:y2="2.076cm"><text:p/></draw:line><draw:line draw:style-name="gr130" draw:text-style-name="P77" svg:x1="4.482cm" svg:y1="2.076cm" svg:x2="4.639cm" svg:y2="1.924cm"><text:p/></draw:line></draw:g><draw:frame draw:style-name="gr131" draw:text-style-name="P78" svg:width="0.255cm" svg:height="0.375cm" svg:x="4.404cm" svg:y="1.605cm"><draw:text-box><text:p text:style-name="P71"><text:span text:style-name="T36">O</text:span></text:p></draw:text-box></draw:frame><draw:frame draw:style-name="gr132" draw:text-style-name="P78" svg:width="0.225cm" svg:height="0.375cm" svg:x="2.157cm" svg:y="3.683cm"><draw:text-box><text:p text:style-name="P71"><text:span text:style-name="T36">R</text:span></text:p></draw:text-box></draw:frame><draw:frame draw:style-name="gr133" draw:text-style-name="P78" svg:width="0.207cm" svg:height="0.375cm" svg:x="5.494cm" svg:y="2.653cm"><draw:text-box><text:p text:style-name="P71"><text:span text:style-name="T36">S</text:span></text:p></draw:text-box></draw:frame><draw:frame draw:style-name="gr134" draw:text-style-name="P78" svg:width="0.198cm" svg:height="0.375cm" svg:x="2.168cm" svg:y="1.353cm"><draw:text-box><text:p text:style-name="P71"><text:span text:style-name="T36">T</text:span></text:p></draw:text-box></draw:frame><draw:frame draw:style-name="gr135" draw:text-style-name="P78" svg:width="0.237cm" svg:height="0.375cm" svg:x="2.771cm" svg:y="0.609cm"><draw:text-box><text:p text:style-name="P71"><text:span text:style-name="T36">U</text:span></text:p></draw:text-box></draw:frame><draw:frame draw:style-name="gr136" draw:text-style-name="P78" svg:width="0.221cm" svg:height="0.375cm" svg:x="6.092cm" svg:y="1.057cm"><draw:text-box><text:p text:style-name="P71"><text:span text:style-name="T36">V</text:span></text:p></draw:text-box></draw:frame><draw:frame draw:style-name="gr137" draw:text-style-name="P78" svg:width="0.251cm" svg:height="0.375cm" svg:x="3.298cm" svg:y="0.956cm"><draw:text-box><text:p text:style-name="P71"><text:span text:style-name="T36">G</text:span></text:p></draw:text-box></draw:frame><draw:frame draw:style-name="gr138" draw:text-style-name="P78" svg:width="0.253cm" svg:height="0.375cm" svg:x="2.714cm" svg:y="2.621cm"><draw:text-box><text:p text:style-name="P71"><text:span text:style-name="T36">B</text:span></text:p></draw:text-box></draw:frame><draw:frame draw:style-name="gr139" draw:text-style-name="P78" svg:width="0.278cm" svg:height="0.375cm" svg:x="6.715cm" svg:y="0cm"><draw:text-box><text:p text:style-name="P71"><text:span text:style-name="T36">H</text:span></text:p></draw:text-box></draw:frame><draw:frame draw:style-name="gr140" draw:text-style-name="P78" svg:width="0.265cm" svg:height="0.375cm" svg:x="6.717cm" svg:y="2.3cm"><draw:text-box><text:p text:style-name="P71"><text:span text:style-name="T36">L</text:span></text:p></draw:text-box></draw:frame><draw:frame draw:style-name="gr141" draw:text-style-name="P78" svg:width="0.279cm" svg:height="0.375cm" svg:x="5.965cm" svg:y="3.087cm"><draw:text-box><text:p text:style-name="P71"><text:span text:style-name="T36">M</text:span></text:p></draw:text-box></draw:frame><draw:g draw:style-name="gr3"><draw:g draw:style-name="gr3"><draw:line draw:style-name="gr142" draw:text-style-name="P77" svg:x1="3.644cm" svg:y1="3.187cm" svg:x2="3.759cm" svg:y2="3.335cm"><text:p/></draw:line><draw:line draw:style-name="gr143" draw:text-style-name="P77" svg:x1="3.727cm" svg:y1="3.207cm" svg:x2="3.84cm" svg:y2="3.352cm"><text:p/></draw:line></draw:g></draw:g><draw:frame draw:style-name="gr144" draw:text-style-name="P78" svg:width="0.775cm" svg:height="0.375cm" draw:transform="rotate (0.720471915223259) translate (3.60538888888889cm 1.71626388888889cm)"><draw:text-box><text:p text:style-name="P71"><text:span text:style-name="T36">120°</text:span></text:p></draw:text-box></draw:frame><draw:polygon draw:style-name="gr145" draw:text-style-name="P81" svg:width="3.684cm" svg:height="2.763cm" svg:x="2.392cm" svg:y="0.912cm" svg:viewBox="0 0 3685 2764" draw:points="614,0 3685,309 3071,1843 0,2764 0,612"><text:p/></draw:polygon><draw:polygon draw:style-name="gr145" draw:text-style-name="P81" svg:width="3.684cm" svg:height="2.759cm" svg:x="3.007cm" svg:y="0.3cm" svg:viewBox="0 0 3685 2760" draw:points="3071,2760 0,2455 614,920 3685,0 3685,2146"><text:p/></draw:polygon><draw:ellipse draw:style-name="gr108" draw:text-style-name="P82" svg:width="1.382cm" svg:height="1.184cm" svg:x="2.671cm" svg:y="0.492cm" draw:kind="arc" draw:start-angle="278.17" draw:end-angle="358.62"><text:p/></draw:ellipse></draw:g></text:p>
      <text:p text:style-name="P17"/>
      <text:p text:style-name="P17"/>
      <text:p text:style-name="P17"/>
      <text:p text:style-name="P17"/>
      <text:p text:style-name="P17"/>
      <text:p text:style-name="P17"/>
      <text:p text:style-name="P17"/>
      <text:p text:style-name="P17"/>
      <text:p text:style-name="P17"/>
      <text:list xml:id="list92359666018990" text:continue-list="list92361301943774" text:style-name="Num_5f_Exo">
        <text:list-header>
          <text:p text:style-name="P55">D’après la propriété <text:span text:style-name="T18">n°</text:span><text:span text:style-name="T19">1</text:span>, on en déduit que <text:s text:c="11"/><text:span text:style-name="T19">RS = GH</text:span><text:span text:style-name="T22">.</text:span></text:p>
          <text:p text:style-name="P55">D’après la propriété <text:span text:style-name="T18">n°</text:span><text:span text:style-name="T19">4</text:span>, on en déduit que <text:s text:c="8"/><text:span text:style-name="T16"><draw:frame draw:style-name="fr6" draw:name="Objet2" text:anchor-type="as-char" svg:width="0.734cm" svg:height="0.462cm" draw:z-index="18"><draw:object xlink:href="./Object 2" xlink:type="simple" xlink:show="embed" xlink:actuate="onLoad"/><draw:image xlink:href="./ObjectReplacements/Object 2" xlink:type="simple" xlink:show="embed" xlink:actuate="onLoad"/><svg:desc>formule</svg:desc></draw:frame></text:span><text:span text:style-name="T18"><text:s/></text:span><text:span text:style-name="T19">= 120°</text:span><text:span text:style-name="T22">.</text:span></text:p>
        </text:list-header>
      </text:list>
      <text:p text:style-name="P32"><draw:g text:anchor-type="paragraph" draw:z-index="9" draw:name="Forme8_0" draw:style-name="gr114"><draw:polygon draw:style-name="gr115" draw:text-style-name="P75" svg:width="1.354cm" svg:height="2.345cm" svg:x="5.491cm" svg:y="0.801cm" svg:viewBox="0 0 1355 2346" draw:points="6,2346 0,785 1355,0"><text:p/></draw:polygon><draw:polygon draw:style-name="gr115" draw:text-style-name="P75" svg:width="1.354cm" svg:height="2.343cm" svg:x="2.166cm" svg:y="0.601cm" svg:viewBox="0 0 1355 2344" draw:points="1348,0 1355,1561 0,2344"><text:p/></draw:polygon><draw:ellipse draw:style-name="gr116" draw:text-style-name="P76" svg:width="3.148cm" svg:height="3.156cm" svg:x="3.915cm" svg:y="0cm"><text:p/></draw:ellipse><draw:g draw:style-name="gr3"><draw:line draw:style-name="gr117" draw:text-style-name="P77" svg:x1="4.394cm" svg:y1="1.769cm" svg:x2="4.611cm" svg:y2="1.986cm"><text:p/></draw:line><draw:line draw:style-name="gr118" draw:text-style-name="P77" svg:x1="4.394cm" svg:y1="1.986cm" svg:x2="4.611cm" svg:y2="1.769cm"><text:p/></draw:line></draw:g><draw:ellipse draw:style-name="gr116" draw:text-style-name="P76" svg:width="3.149cm" svg:height="3.156cm" draw:transform="rotate (-3.14159265358979) translate (5.09058333333333cm 3.7465cm)"><text:p/></draw:ellipse><draw:frame draw:style-name="gr119" draw:text-style-name="P78" svg:width="0.255cm" svg:height="0.375cm" svg:x="4.378cm" svg:y="1.445cm"><draw:text-box><text:p text:style-name="P71"><text:span text:style-name="T36">O</text:span></text:p></draw:text-box></draw:frame><draw:frame draw:style-name="gr120" draw:text-style-name="P78" svg:width="0.251cm" svg:height="0.375cm" svg:x="3.397cm" svg:y="0.22cm"><draw:text-box><text:p text:style-name="P71"><text:span text:style-name="T36">G</text:span></text:p></draw:text-box></draw:frame><draw:frame draw:style-name="gr121" draw:text-style-name="P78" svg:width="0.242cm" svg:height="0.375cm" svg:x="1.917cm" svg:y="2.956cm"><draw:text-box><text:p text:style-name="P71"><text:span text:style-name="T36">H</text:span></text:p></draw:text-box></draw:frame><draw:frame draw:style-name="gr122" draw:text-style-name="P78" svg:width="0.212cm" svg:height="0.375cm" svg:x="3.561cm" svg:y="2.053cm"><draw:text-box><text:p text:style-name="P71"><text:span text:style-name="T36">K</text:span></text:p></draw:text-box></draw:frame><draw:frame draw:style-name="gr123" draw:text-style-name="P78" svg:width="0.278cm" svg:height="0.375cm" svg:x="5.193cm" svg:y="1.365cm"><draw:text-box><text:p text:style-name="P71"><text:span text:style-name="T36">Y</text:span></text:p></draw:text-box></draw:frame><draw:frame draw:style-name="gr124" draw:text-style-name="P78" svg:width="0.306cm" svg:height="0.375cm" svg:x="6.928cm" svg:y="0.524cm"><draw:text-box><text:p text:style-name="P71"><text:span text:style-name="T36">S</text:span></text:p></draw:text-box></draw:frame><draw:frame draw:style-name="gr125" draw:text-style-name="P78" svg:width="0.313cm" svg:height="0.375cm" svg:x="5.32cm" svg:y="3.21cm"><draw:text-box><text:p text:style-name="P71"><text:span text:style-name="T36">A</text:span></text:p></draw:text-box></draw:frame><draw:line draw:style-name="gr126" draw:text-style-name="P73" svg:x1="5.484cm" svg:y1="1.575cm" svg:x2="6.272cm" svg:y2="0.21cm"><text:p/></draw:line><draw:line draw:style-name="gr126" draw:text-style-name="P73" svg:x1="3.521cm" svg:y1="2.185cm" svg:x2="2.734cm" svg:y2="3.552cm"><text:p/></draw:line><draw:frame draw:style-name="gr127" draw:text-style-name="P79" svg:width="0.706cm" svg:height="0.332cm" draw:transform="rotate (1.08140600453569) translate (2.98802777777778cm 3.13266666666667cm)"><draw:text-box><text:p text:style-name="P71"><text:span text:style-name="T37">4 cm</text:span></text:p></draw:text-box></draw:frame><draw:frame draw:style-name="gr128" draw:text-style-name="P80" svg:width="1.803cm" svg:height="0.332cm" draw:transform="rotate (1.04405595854301) translate (2.46591666666667cm 2.460625cm)"><draw:text-box><text:p text:style-name="P71"><text:span text:style-name="T38">Aire = 6 cm²</text:span></text:p></draw:text-box></draw:frame></draw:g><text:span text:style-name="Bold_5f_niv1">c.</text:span></text:p>
      <text:p text:style-name="P18"/>
      <text:p text:style-name="P18"/>
      <text:p text:style-name="P34"/>
      <text:p text:style-name="P35"/>
      <text:p text:style-name="P18"/>
      <text:list xml:id="list92361329412678" text:continue-list="list92361120412810" text:style-name="liste_5f_abc">
        <text:list-header>
          <text:p text:style-name="P56">D’après la propriété <text:span text:style-name="T26">n°</text:span><text:span text:style-name="T21">2</text:span>, on en déduit que <text:s text:c="11"/><text:span text:style-name="T21">YS = 4 cm (les deux cercles ont le même rayon).</text:span></text:p>
          <text:p text:style-name="P57">D’après la propriété <text:span text:style-name="T26">n°</text:span><text:span text:style-name="T27">5</text:span>, on en déduit que <text:span text:style-name="T27">l’aire de YSA est de 6 cm²</text:span><text:span text:style-name="T28">.</text:span></text:p>
        </text:list-header>
      </text:list>
      <text:list xml:id="list92359873925455" text:continue-list="list92359666018990" text:style-name="Num_5f_Exo">
        <text:list-item>
          <text:h text:style-name="P38" text:outline-level="1"><draw:g text:anchor-type="paragraph" draw:z-index="16" draw:name="Forme1" draw:style-name="gr1"><draw:line draw:style-name="gr45" draw:text-style-name="P66" svg:x1="6.533cm" svg:y1="8.512cm" svg:x2="7.966cm" svg:y2="6.995cm"><text:p/></draw:line><draw:line draw:style-name="gr45" draw:text-style-name="P66" svg:x1="7.112cm" svg:y1="8.985cm" svg:x2="8.657cm" svg:y2="7.343cm"><text:p/></draw:line><draw:line draw:style-name="gr60" draw:text-style-name="P66" svg:x1="7.386cm" svg:y1="8.031cm" svg:x2="7.451cm" svg:y2="8.214cm"><text:p/></draw:line><draw:line draw:style-name="gr60" draw:text-style-name="P66" svg:x1="7.313cm" svg:y1="8.135cm" svg:x2="7.526cm" svg:y2="8.093cm"><text:p/></draw:line><draw:frame draw:style-name="gr61" draw:text-style-name="P67" svg:width="1.001cm" svg:height="0.664cm" svg:x="6.734cm" svg:y="7.012cm"><draw:text-box><text:p text:style-name="P59"><text:span text:style-name="T33">(d)</text:span></text:p></draw:text-box></draw:frame><draw:frame draw:style-name="gr62" draw:text-style-name="P69" svg:width="1.101cm" svg:height="0.664cm" svg:x="8.232cm" svg:y="7.351cm"><draw:text-box><text:p text:style-name="P68"><text:span text:style-name="T33">(d')</text:span></text:p></draw:text-box></draw:frame><draw:frame draw:style-name="gr62" draw:text-style-name="P67" svg:width="0.308cm" svg:height="0.664cm" svg:x="7.533cm" svg:y="7.65cm"><draw:text-box><text:p text:style-name="P59"><text:span text:style-name="T33">M</text:span></text:p></draw:text-box></draw:frame></draw:g><draw:g text:anchor-type="paragraph" draw:z-index="19" draw:name="Forme5" draw:style-name="gr1"><draw:g draw:style-name="gr3"><draw:line draw:style-name="gr37" draw:text-style-name="P64" svg:x1="6.657cm" svg:y1="10.334cm" svg:x2="6.806cm" svg:y2="10.188cm"><text:p/></draw:line><draw:line draw:style-name="gr38" draw:text-style-name="P64" svg:x1="6.809cm" svg:y1="10.336cm" svg:x2="6.662cm" svg:y2="10.189cm"><text:p/></draw:line></draw:g><draw:frame draw:style-name="gr39" draw:text-style-name="P65" svg:width="0.726cm" svg:height="0.625cm" svg:x="6.179cm" svg:y="10.035cm"><draw:text-box><text:p text:style-name="P59"><text:span text:style-name="T32">C</text:span></text:p></draw:text-box></draw:frame><draw:g draw:style-name="gr3"><draw:line draw:style-name="gr40" draw:text-style-name="P64" svg:x1="7.306cm" svg:y1="11.63cm" svg:x2="7.455cm" svg:y2="11.484cm"><text:p/></draw:line><draw:line draw:style-name="gr41" draw:text-style-name="P64" svg:x1="7.458cm" svg:y1="11.635cm" svg:x2="7.309cm" svg:y2="11.489cm"><text:p/></draw:line></draw:g><draw:frame draw:style-name="gr42" draw:text-style-name="P65" svg:width="0.72cm" svg:height="0.625cm" svg:x="6.9cm" svg:y="11.435cm"><draw:text-box><text:p text:style-name="P59"><text:span text:style-name="T32">A</text:span></text:p></draw:text-box></draw:frame><draw:g draw:style-name="gr3"><draw:line draw:style-name="gr43" draw:text-style-name="P64" svg:x1="6.999cm" svg:y1="11.018cm" svg:x2="7.148cm" svg:y2="10.872cm"><text:p/></draw:line><draw:line draw:style-name="gr44" draw:text-style-name="P64" svg:x1="7.149cm" svg:y1="11.021cm" svg:x2="7.002cm" svg:y2="10.874cm"><text:p/></draw:line></draw:g><draw:frame draw:style-name="gr42" draw:text-style-name="P65" svg:width="0.72cm" svg:height="0.625cm" svg:x="6.601cm" svg:y="10.836cm"><draw:text-box><text:p text:style-name="P59"><text:span text:style-name="T32">B</text:span></text:p></draw:text-box></draw:frame><draw:line draw:style-name="gr45" draw:text-style-name="P66" svg:x1="6.528cm" svg:y1="9.857cm" svg:x2="7.467cm" svg:y2="11.733cm"><text:p/></draw:line><draw:g draw:style-name="gr3"><draw:line draw:style-name="gr46" draw:text-style-name="P64" svg:x1="7.581cm" svg:y1="10.867cm" svg:x2="7.73cm" svg:y2="10.721cm"><text:p/></draw:line><draw:line draw:style-name="gr47" draw:text-style-name="P64" svg:x1="7.729cm" svg:y1="10.872cm" svg:x2="7.582cm" svg:y2="10.726cm"><text:p/></draw:line></draw:g><draw:frame draw:style-name="gr48" draw:text-style-name="P65" svg:width="0.756cm" svg:height="0.625cm" svg:x="7.2cm" svg:y="10.234cm"><draw:text-box><text:p text:style-name="P59"><text:span text:style-name="T32">O</text:span></text:p></draw:text-box></draw:frame><draw:line draw:style-name="gr49" draw:text-style-name="P66" svg:x1="7.381cm" svg:y1="11.556cm" svg:x2="8.006cm" svg:y2="9.809cm"><text:p/></draw:line><draw:line draw:style-name="gr50" draw:text-style-name="P66" svg:x1="7.073cm" svg:y1="10.943cm" svg:x2="8.543cm" svg:y2="10.565cm"><text:p/></draw:line><draw:line draw:style-name="gr51" draw:text-style-name="P66" svg:x1="6.729cm" svg:y1="10.26cm" svg:x2="9.047cm" svg:y2="11.604cm"><text:p/></draw:line><draw:g draw:style-name="gr3"><draw:line draw:style-name="gr52" draw:text-style-name="P64" svg:x1="7.855cm" svg:y1="10.097cm" svg:x2="8.004cm" svg:y2="9.951cm"><text:p/></draw:line><draw:line draw:style-name="gr53" draw:text-style-name="P64" svg:x1="8.006cm" svg:y1="10.1cm" svg:x2="7.857cm" svg:y2="9.953cm"><text:p/></draw:line></draw:g><draw:g draw:style-name="gr3"><draw:line draw:style-name="gr54" draw:text-style-name="P64" svg:x1="8.164cm" svg:y1="10.719cm" svg:x2="8.313cm" svg:y2="10.572cm"><text:p/></draw:line><draw:line draw:style-name="gr55" draw:text-style-name="P64" svg:x1="8.315cm" svg:y1="10.722cm" svg:x2="8.166cm" svg:y2="10.576cm"><text:p/></draw:line></draw:g><draw:g draw:style-name="gr3"><draw:line draw:style-name="gr56" draw:text-style-name="P64" svg:x1="8.748cm" svg:y1="11.545cm" svg:x2="8.895cm" svg:y2="11.399cm"><text:p/></draw:line><draw:line draw:style-name="gr57" draw:text-style-name="P64" svg:x1="8.898cm" svg:y1="11.548cm" svg:x2="8.749cm" svg:y2="11.401cm"><text:p/></draw:line></draw:g><draw:frame draw:style-name="gr58" draw:text-style-name="P65" svg:width="0.81cm" svg:height="0.625cm" svg:x="7.795cm" svg:y="9.735cm"><draw:text-box><text:p text:style-name="P59"><text:span text:style-name="T32">A'</text:span></text:p></draw:text-box></draw:frame><draw:frame draw:style-name="gr58" draw:text-style-name="P65" svg:width="0.81cm" svg:height="0.625cm" svg:x="8.001cm" svg:y="10.111cm"><draw:text-box><text:p text:style-name="P59"><text:span text:style-name="T32">B'</text:span></text:p></draw:text-box></draw:frame><draw:frame draw:style-name="gr59" draw:text-style-name="P65" svg:width="0.814cm" svg:height="0.625cm" svg:x="8.5cm" svg:y="10.934cm"><draw:text-box><text:p text:style-name="P59"><text:span text:style-name="T32">C'</text:span></text:p></draw:text-box></draw:frame></draw:g> <text:span text:style-name="T14">T</text:span><text:span text:style-name="T15">om</text:span>, Myriam et Sarah doivent tracer des figures symétriques. Pour chaque cas, l’un d’entre eux s’est trompé. Retrouve qui et explique ton choix.</text:h>
        </text:list-item>
      </text:list>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list xml:id="list3612853543" text:style-name="_5f_Numérotation_20_des_20_exercices_20_livrets">
                <text:list-header>
                  <text:p text:style-name="P43"><draw:g text:anchor-type="paragraph" draw:z-index="24" draw:name="Forme11" draw:style-name="gr1"><draw:frame draw:style-name="gr2" draw:text-style-name="P58" svg:width="0.301cm" svg:height="0.301cm" svg:x="0.945cm" svg:y="2.078cm"><draw:image xlink:href="Pictures/1000000000000062000000625679B2DD9E05D1B2.png" xlink:type="simple" xlink:show="embed" xlink:actuate="onLoad" draw:mime-type="image/png"><text:p/></draw:image></draw:frame><draw:frame draw:style-name="gr2" draw:text-style-name="P58" svg:width="0.301cm" svg:height="0.301cm" svg:x="2.713cm" svg:y="2.678cm"><draw:image xlink:href="Pictures/1000000000000062000000625679B2DD9E05D1B2.png" xlink:type="simple" xlink:show="embed" xlink:actuate="onLoad" draw:mime-type="image/png"><text:p/></draw:image></draw:frame><draw:g draw:name="Forme3" draw:style-name="gr3"><draw:frame draw:style-name="gr4" draw:text-style-name="P60" svg:width="0.553cm" svg:height="0.452cm" svg:x="0.854cm" svg:y="2.002cm"><draw:text-box><text:p text:style-name="P59"><text:span text:style-name="T29">( <text:s/></text:span><text:span text:style-name="T30"><text:s/></text:span><text:span text:style-name="T29">)</text:span></text:p></draw:text-box></draw:frame><draw:frame draw:style-name="gr5" draw:text-style-name="P61" svg:width="0.668cm" svg:height="0.378cm" svg:x="2.595cm" svg:y="2.6cm"><draw:text-box><text:p text:style-name="P59"><text:span text:style-name="T31">( <text:s text:c="2"/>')</text:span></text:p></draw:text-box></draw:frame><draw:ellipse draw:style-name="gr6" draw:text-style-name="P62" svg:width="0.897cm" svg:height="0.892cm" svg:x="0.612cm" svg:y="1.113cm"><text:p/></draw:ellipse><draw:ellipse draw:style-name="gr6" draw:text-style-name="P62" svg:width="0.892cm" svg:height="0.895cm" svg:x="2.395cm" svg:y="1.706cm"><text:p/></draw:ellipse><draw:g draw:style-name="gr3"><draw:line draw:style-name="gr7" draw:text-style-name="P63" svg:x1="1.888cm" svg:y1="1.789cm" svg:x2="2.006cm" svg:y2="1.907cm"><text:p/></draw:line><draw:line draw:style-name="gr8" draw:text-style-name="P63" svg:x1="2.006cm" svg:y1="1.789cm" svg:x2="1.888cm" svg:y2="1.907cm"><text:p/></draw:line></draw:g><draw:g draw:style-name="gr3"><draw:line draw:style-name="gr9" draw:text-style-name="P63" svg:x1="2.897cm" svg:y1="2.088cm" svg:x2="2.779cm" svg:y2="2.206cm"><text:p/></draw:line><draw:line draw:style-name="gr10" draw:text-style-name="P63" svg:x1="2.779cm" svg:y1="2.088cm" svg:x2="2.897cm" svg:y2="2.206cm"><text:p/></draw:line></draw:g><draw:g draw:style-name="gr3"><draw:line draw:style-name="gr11" draw:text-style-name="P63" svg:x1="1.115cm" svg:y1="1.498cm" svg:x2="0.997cm" svg:y2="1.616cm"><text:p/></draw:line><draw:line draw:style-name="gr12" draw:text-style-name="P63" svg:x1="0.997cm" svg:y1="1.498cm" svg:x2="1.115cm" svg:y2="1.616cm"><text:p/></draw:line></draw:g><draw:frame draw:style-name="gr13" draw:text-style-name="P60" svg:width="0.198cm" svg:height="0.385cm" svg:x="1.873cm" svg:y="1.436cm"><draw:text-box><text:p text:style-name="P59"><text:span text:style-name="T29">R</text:span></text:p></draw:text-box></draw:frame><draw:frame draw:style-name="gr14" draw:text-style-name="P60" svg:width="0.26cm" svg:height="0.378cm" svg:x="0.998cm" svg:y="1.637cm"><draw:text-box><text:p text:style-name="P59"><text:span text:style-name="T29">O</text:span></text:p></draw:text-box></draw:frame><draw:frame draw:style-name="gr15" draw:text-style-name="P60" svg:width="0.346cm" svg:height="0.378cm" svg:x="2.775cm" svg:y="2.214cm"><draw:text-box><text:p text:style-name="P59"><text:span text:style-name="T29">O'</text:span></text:p></draw:text-box></draw:frame></draw:g></draw:g><draw:g text:anchor-type="paragraph" draw:z-index="23" draw:name="Forme10" draw:style-name="gr1"><draw:frame draw:style-name="gr2" draw:text-style-name="P58" svg:width="0.301cm" svg:height="0.301cm" svg:x="6.81cm" svg:y="2.492cm"><draw:image xlink:href="Pictures/1000000000000062000000625679B2DD9E05D1B2.png" xlink:type="simple" xlink:show="embed" xlink:actuate="onLoad" draw:mime-type="image/png"><text:p/></draw:image></draw:frame><draw:frame draw:style-name="gr2" draw:text-style-name="P58" svg:width="0.301cm" svg:height="0.301cm" svg:x="8.535cm" svg:y="1.799cm"><draw:image xlink:href="Pictures/1000000000000062000000625679B2DD9E05D1B2.png" xlink:type="simple" xlink:show="embed" xlink:actuate="onLoad" draw:mime-type="image/png"><text:p/></draw:image></draw:frame><draw:g draw:name="Forme2" draw:style-name="gr3"><draw:frame draw:style-name="gr16" draw:text-style-name="P60" svg:width="0.548cm" svg:height="0.449cm" svg:x="6.699cm" svg:y="2.434cm"><draw:text-box><text:p text:style-name="P59"><text:span text:style-name="T29">( <text:s/></text:span><text:span text:style-name="T30"><text:s/></text:span><text:span text:style-name="T29">)</text:span></text:p></draw:text-box></draw:frame><draw:frame draw:style-name="gr17" draw:text-style-name="P61" svg:width="0.664cm" svg:height="0.376cm" svg:x="8.403cm" svg:y="1.764cm"><draw:text-box><text:p text:style-name="P59"><text:span text:style-name="T31">( <text:s text:c="2"/>')</text:span></text:p></draw:text-box></draw:frame><draw:ellipse draw:style-name="gr6" draw:text-style-name="P62" svg:width="0.881cm" svg:height="0.877cm" draw:transform="skewX (-0.00209439510239318) rotate (0.698829832498529) translate (6.27944444444444cm 1.95615277777778cm)"><text:p/></draw:ellipse><draw:ellipse draw:style-name="gr6" draw:text-style-name="P62" svg:width="0.876cm" svg:height="0.877cm" draw:transform="skewX (0.00401425727958707) rotate (0.698306233722931) translate (7.99923611111111cm 1.27176388888889cm)"><text:p/></draw:ellipse><draw:g draw:style-name="gr3"><draw:line draw:style-name="gr18" draw:text-style-name="P63" svg:x1="7.673cm" svg:y1="1.66cm" svg:x2="7.838cm" svg:y2="1.674cm"><text:p/></draw:line><draw:line draw:style-name="gr19" draw:text-style-name="P63" svg:x1="7.761cm" svg:y1="1.585cm" svg:x2="7.747cm" svg:y2="1.749cm"><text:p/></draw:line></draw:g><draw:g draw:style-name="gr3"><draw:line draw:style-name="gr20" draw:text-style-name="P63" svg:x1="8.62cm" svg:y1="1.246cm" svg:x2="8.606cm" svg:y2="1.41cm"><text:p/></draw:line><draw:line draw:style-name="gr21" draw:text-style-name="P63" svg:x1="8.532cm" svg:y1="1.316cm" svg:x2="8.696cm" svg:y2="1.331cm"><text:p/></draw:line></draw:g><draw:g draw:style-name="gr3"><draw:line draw:style-name="gr22" draw:text-style-name="P63" svg:x1="6.902cm" svg:y1="1.921cm" svg:x2="6.888cm" svg:y2="2.085cm"><text:p/></draw:line><draw:line draw:style-name="gr23" draw:text-style-name="P63" svg:x1="6.814cm" svg:y1="2cm" svg:x2="6.978cm" svg:y2="2.014cm"><text:p/></draw:line></draw:g><draw:frame draw:style-name="gr24" draw:text-style-name="P60" svg:width="0.219cm" svg:height="0.376cm" svg:x="7.498cm" svg:y="1.316cm"><draw:text-box><text:p text:style-name="P59"><text:span text:style-name="T29">Z</text:span></text:p></draw:text-box></draw:frame><draw:frame draw:style-name="gr24" draw:text-style-name="P60" svg:width="0.219cm" svg:height="0.376cm" svg:x="6.671cm" svg:y="2.016cm"><draw:text-box><text:p text:style-name="P59"><text:span text:style-name="T29">A</text:span></text:p></draw:text-box></draw:frame><draw:frame draw:style-name="gr25" draw:text-style-name="P60" svg:width="0.311cm" svg:height="0.376cm" svg:x="8.696cm" svg:y="1.335cm"><draw:text-box><text:p text:style-name="P59"><text:span text:style-name="T29">A'</text:span></text:p></draw:text-box></draw:frame></draw:g></draw:g><draw:g text:anchor-type="paragraph" draw:z-index="22" draw:name="Forme9" draw:style-name="gr1"><draw:g draw:name="Forme4" draw:style-name="gr3"><draw:frame draw:style-name="gr26" draw:text-style-name="P60" svg:width="0.558cm" svg:height="0.447cm" svg:x="4.404cm" svg:y="2.884cm"><draw:text-box><text:p text:style-name="P59"><text:span text:style-name="T29">( <text:s/></text:span><text:span text:style-name="T30"><text:s/></text:span><text:span text:style-name="T29">)</text:span></text:p></draw:text-box></draw:frame><draw:frame draw:style-name="gr27" draw:text-style-name="P61" svg:width="0.664cm" svg:height="0.424cm" svg:x="5.327cm" svg:y="1.868cm"><draw:text-box><text:p text:style-name="P59"><text:span text:style-name="T31">( <text:s text:c="2"/>')</text:span></text:p></draw:text-box></draw:frame><draw:circle draw:style-name="gr6" draw:text-style-name="P62" svg:width="0.641cm" svg:height="0.639cm" draw:transform="skewX (0.00279252680319106) rotate (1.22557020075042) translate (3.64419444444444cm 3.20322222222222cm)"><text:p/></draw:circle><draw:ellipse draw:style-name="gr6" draw:text-style-name="P62" svg:width="0.997cm" svg:height="1.001cm" draw:transform="skewX (-0.00349065850398871) rotate (1.22050874591963) translate (4.714875cm 1.666875cm)"><text:p/></draw:ellipse><draw:g draw:style-name="gr3"><draw:line draw:style-name="gr28" draw:text-style-name="P63" svg:x1="4.617cm" svg:y1="2.231cm" svg:x2="4.788cm" svg:y2="2.152cm"><text:p/></draw:line><draw:line draw:style-name="gr29" draw:text-style-name="P63" svg:x1="4.663cm" svg:y1="2.106cm" svg:x2="4.742cm" svg:y2="2.277cm"><text:p/></draw:line></draw:g><draw:g draw:style-name="gr3"><draw:line draw:style-name="gr30" draw:text-style-name="P63" svg:x1="5.314cm" svg:y1="1.286cm" svg:x2="5.393cm" svg:y2="1.455cm"><text:p/></draw:line><draw:line draw:style-name="gr31" draw:text-style-name="P63" svg:x1="5.268cm" svg:y1="1.409cm" svg:x2="5.437cm" svg:y2="1.33cm"><text:p/></draw:line></draw:g><draw:g draw:style-name="gr3"><draw:line draw:style-name="gr32" draw:text-style-name="P63" svg:x1="4.01cm" svg:y1="2.93cm" svg:x2="4.089cm" svg:y2="3.099cm"><text:p/></draw:line><draw:line draw:style-name="gr33" draw:text-style-name="P63" svg:x1="3.966cm" svg:y1="3.053cm" svg:x2="4.135cm" svg:y2="2.974cm"><text:p/></draw:line></draw:g><draw:frame draw:style-name="gr34" draw:text-style-name="P60" svg:width="0.279cm" svg:height="0.376cm" svg:x="4.293cm" svg:y="1.908cm"><draw:text-box><text:p text:style-name="P59"><text:span text:style-name="T29">M</text:span></text:p></draw:text-box></draw:frame><draw:frame draw:style-name="gr35" draw:text-style-name="P60" svg:width="0.214cm" svg:height="0.376cm" svg:x="3.898cm" svg:y="3.023cm"><draw:text-box><text:p text:style-name="P59"><text:span text:style-name="T29">E</text:span></text:p></draw:text-box></draw:frame><draw:frame draw:style-name="gr36" draw:text-style-name="P60" svg:width="0.294cm" svg:height="0.376cm" svg:x="5.503cm" svg:y="1.236cm"><draw:text-box><text:p text:style-name="P59"><text:span text:style-name="T29">E'</text:span></text:p></draw:text-box></draw:frame></draw:g><draw:frame draw:style-name="gr2" draw:text-style-name="P58" svg:width="0.301cm" svg:height="0.301cm" svg:x="4.503cm" svg:y="2.938cm"><draw:image xlink:href="Pictures/1000000000000062000000625679B2DD9E05D1B2.png" xlink:type="simple" xlink:show="embed" xlink:actuate="onLoad" draw:mime-type="image/png"><text:p/></draw:image></draw:frame><draw:frame draw:style-name="gr2" draw:text-style-name="P58" svg:width="0.301cm" svg:height="0.301cm" svg:x="5.475cm" svg:y="1.922cm"><draw:image xlink:href="Pictures/1000000000000062000000625679B2DD9E05D1B2.png" xlink:type="simple" xlink:show="embed" xlink:actuate="onLoad" draw:mime-type="image/png"><text:p/></draw:image></draw:frame></draw:g></text:p>
                </text:list-header>
              </text:list>
            </table:table-cell>
            <table:table-cell table:style-name="Tableau1.B1" office:value-type="string">
              <text:list xml:id="list92361434486147" text:continue-numbering="true" text:style-name="_5f_Numérotation_20_des_20_exercices_20_livrets">
                <text:list-header>
                  <text:p text:style-name="P44">Tom</text:p>
                </text:list-header>
              </text:list>
            </table:table-cell>
            <table:table-cell table:style-name="Tableau1.B1" office:value-type="string">
              <text:list xml:id="list92361173987997" text:continue-numbering="true" text:style-name="_5f_Numérotation_20_des_20_exercices_20_livrets">
                <text:list-header>
                  <text:p text:style-name="P45">Myriam</text:p>
                </text:list-header>
              </text:list>
            </table:table-cell>
            <table:table-cell table:style-name="Tableau1.D1" office:value-type="string">
              <text:list xml:id="list92359994130456" text:continue-numbering="true" text:style-name="_5f_Numérotation_20_des_20_exercices_20_livrets">
                <text:list-header>
                  <text:p text:style-name="P45">Sarah</text:p>
                </text:list-header>
              </text:list>
            </table:table-cell>
          </table:table-row>
        </table:table-header-rows>
        <table:table-row table:style-name="Tableau1.2">
          <table:table-cell table:style-name="Tableau1.A1" office:value-type="string">
            <text:list xml:id="list92360798746385" text:continue-numbering="true" text:style-name="_5f_Numérotation_20_des_20_exercices_20_livrets">
              <text:list-header>
                <text:p text:style-name="P46">a.</text:p>
              </text:list-header>
            </text:list>
          </table:table-cell>
          <table:table-cell table:style-name="Tableau1.B4" office:value-type="string">
            <text:list xml:id="list92359528996463" text:continue-numbering="true" text:style-name="_5f_Numérotation_20_des_20_exercices_20_livrets">
              <text:list-header>
                <text:p text:style-name="P41"/>
              </text:list-header>
            </text:list>
          </table:table-cell>
          <table:table-cell table:style-name="Tableau1.C2" office:value-type="string">
            <text:list xml:id="list92360986372260" text:continue-numbering="true" text:style-name="_5f_Numérotation_20_des_20_exercices_20_livrets">
              <text:list-header>
                <text:p text:style-name="P47"/>
              </text:list-header>
            </text:list>
          </table:table-cell>
          <table:table-cell table:style-name="Tableau1.D2" office:value-type="string">
            <text:list xml:id="list92360864738793" text:continue-numbering="true" text:style-name="_5f_Numérotation_20_des_20_exercices_20_livrets">
              <text:list-header>
                <text:p text:style-name="P41"/>
              </text:list-header>
            </text:list>
          </table:table-cell>
        </table:table-row>
        <table:table-row table:style-name="Tableau1.2">
          <table:table-cell table:style-name="Tableau1.A1" office:value-type="string">
            <text:list xml:id="list92360794835080" text:continue-numbering="true" text:style-name="_5f_Numérotation_20_des_20_exercices_20_livrets">
              <text:list-header>
                <text:p text:style-name="P46">b.</text:p>
              </text:list-header>
            </text:list>
          </table:table-cell>
          <table:table-cell table:style-name="Tableau1.B3" office:value-type="string">
            <text:list xml:id="list92359741101509" text:continue-numbering="true" text:style-name="_5f_Numérotation_20_des_20_exercices_20_livrets">
              <text:list-header>
                <text:p text:style-name="P47"><draw:g text:anchor-type="as-char" svg:y="0cm" draw:z-index="10" draw:name="Forme12" draw:style-name="gr63"><draw:line draw:style-name="gr108" draw:text-style-name="P73" svg:x1="0.464cm" svg:y1="0cm" svg:x2="0.893cm" svg:y2="1.72cm"><text:p/></draw:line><draw:line draw:style-name="gr108" draw:text-style-name="P73" svg:x1="2.184cm" svg:y1="0cm" svg:x2="1.753cm" svg:y2="1.72cm"><text:p/></draw:line><draw:g draw:style-name="gr3"><draw:line draw:style-name="gr109" draw:text-style-name="P70" svg:x1="1.238cm" svg:y1="0.943cm" svg:x2="1.408cm" svg:y2="0.774cm"><text:p/></draw:line><draw:line draw:style-name="gr110" draw:text-style-name="P70" svg:x1="1.41cm" svg:y1="0.947cm" svg:x2="1.241cm" svg:y2="0.778cm"><text:p/></draw:line></draw:g><draw:frame draw:style-name="gr111" draw:text-style-name="P74" svg:width="0.309cm" svg:height="0.414cm" svg:x="1.164cm" svg:y="0.351cm"><draw:text-box><text:p text:style-name="P71"><text:span text:style-name="T35">M</text:span></text:p></draw:text-box></draw:frame><draw:frame draw:style-name="gr112" draw:text-style-name="P74" svg:width="0.5cm" svg:height="0.414cm" svg:x="0cm" svg:y="0cm"><draw:text-box><text:p text:style-name="P71"><text:span text:style-name="T35">(d)</text:span></text:p></draw:text-box></draw:frame><draw:frame draw:style-name="gr113" draw:text-style-name="P74" svg:width="0.597cm" svg:height="0.414cm" svg:x="2.141cm" svg:y="0cm"><draw:text-box><text:p text:style-name="P71"><text:span text:style-name="T35">(d')</text:span></text:p></draw:text-box></draw:frame></draw:g></text:p>
              </text:list-header>
            </text:list>
          </table:table-cell>
          <table:table-cell table:style-name="Tableau1.C3" office:value-type="string">
            <text:list xml:id="list92360836375024" text:continue-numbering="true" text:style-name="_5f_Numérotation_20_des_20_exercices_20_livrets">
              <text:list-header>
                <text:p text:style-name="P47"><draw:g text:anchor-type="as-char" svg:y="0cm" draw:z-index="12" draw:name="Forme13" draw:style-name="gr63"><draw:line draw:style-name="gr72" draw:text-style-name="P73" svg:x1="0.027cm" svg:y1="0.425cm" svg:x2="2.703cm" svg:y2="0.87cm"><text:p/></draw:line><draw:line draw:style-name="gr72" draw:text-style-name="P73" svg:x1="0.027cm" svg:y1="1.317cm" svg:x2="2.703cm" svg:y2="1.762cm"><text:p/></draw:line><draw:line draw:style-name="gr104" draw:text-style-name="P73" svg:x1="1.234cm" svg:y1="0.972cm" svg:x2="1.067cm" svg:y2="1.15cm"><text:p/></draw:line><draw:line draw:style-name="gr104" draw:text-style-name="P73" svg:x1="1.082cm" svg:y1="0.972cm" svg:x2="1.247cm" svg:y2="1.15cm"><text:p/></draw:line><draw:frame draw:style-name="gr105" draw:text-style-name="P74" svg:width="0.5cm" svg:height="0.426cm" svg:x="0cm" svg:y="0cm"><draw:text-box><text:p text:style-name="P71"><text:span text:style-name="T35">(d)</text:span></text:p></draw:text-box></draw:frame><draw:frame draw:style-name="gr106" draw:text-style-name="P74" svg:width="0.703cm" svg:height="0.424cm" svg:x="0.023cm" svg:y="0.954cm"><draw:text-box><text:p text:style-name="P71"><text:span text:style-name="T35">(d')</text:span></text:p></draw:text-box></draw:frame><draw:frame draw:style-name="gr107" draw:text-style-name="P74" svg:width="0.341cm" svg:height="0.426cm" svg:x="1.249cm" svg:y="0.834cm"><draw:text-box><text:p text:style-name="P71"><text:span text:style-name="T35">M</text:span></text:p></draw:text-box></draw:frame></draw:g></text:p>
              </text:list-header>
            </text:list>
          </table:table-cell>
          <table:table-cell table:style-name="Tableau1.D3" office:value-type="string">
            <text:list xml:id="list92360046794404" text:continue-numbering="true" text:style-name="_5f_Numérotation_20_des_20_exercices_20_livrets">
              <text:list-header>
                <text:p text:style-name="P47"/>
              </text:list-header>
            </text:list>
          </table:table-cell>
        </table:table-row>
        <table:table-row table:style-name="Tableau1.2">
          <table:table-cell table:style-name="Tableau1.A1" office:value-type="string">
            <text:p text:style-name="P30">c.</text:p>
          </table:table-cell>
          <table:table-cell table:style-name="Tableau1.B4" office:value-type="string">
            <text:p text:style-name="P31"><draw:g text:anchor-type="as-char" svg:y="0cm" draw:z-index="13" draw:name="Forme15_0" draw:style-name="gr63"><draw:g draw:style-name="gr3"><draw:line draw:style-name="gr87" draw:text-style-name="P70" svg:x1="0.222cm" svg:y1="0.562cm" svg:x2="0.382cm" svg:y2="0.406cm"><text:p/></draw:line><draw:line draw:style-name="gr88" draw:text-style-name="P70" svg:x1="0.383cm" svg:y1="0.566cm" svg:x2="0.225cm" svg:y2="0.408cm"><text:p/></draw:line></draw:g><draw:frame draw:style-name="gr66" draw:text-style-name="P72" svg:width="0.225cm" svg:height="0.375cm" svg:x="0cm" svg:y="0.339cm"><draw:text-box><text:p text:style-name="P71"><text:span text:style-name="T34">C</text:span></text:p></draw:text-box></draw:frame><draw:g draw:style-name="gr3"><draw:line draw:style-name="gr89" draw:text-style-name="P70" svg:x1="0.918cm" svg:y1="1.955cm" svg:x2="1.078cm" svg:y2="1.799cm"><text:p/></draw:line><draw:line draw:style-name="gr90" draw:text-style-name="P70" svg:x1="1.081cm" svg:y1="1.959cm" svg:x2="0.921cm" svg:y2="1.803cm"><text:p/></draw:line></draw:g><draw:frame draw:style-name="gr69" draw:text-style-name="P72" svg:width="0.219cm" svg:height="0.375cm" svg:x="0.727cm" svg:y="1.803cm"><draw:text-box><text:p text:style-name="P71"><text:span text:style-name="T34">A</text:span></text:p></draw:text-box></draw:frame><draw:g draw:style-name="gr3"><draw:line draw:style-name="gr91" draw:text-style-name="P70" svg:x1="0.589cm" svg:y1="1.297cm" svg:x2="0.749cm" svg:y2="1.141cm"><text:p/></draw:line><draw:line draw:style-name="gr92" draw:text-style-name="P70" svg:x1="0.75cm" svg:y1="1.301cm" svg:x2="0.592cm" svg:y2="1.143cm"><text:p/></draw:line></draw:g><draw:frame draw:style-name="gr69" draw:text-style-name="P72" svg:width="0.219cm" svg:height="0.375cm" svg:x="0.363cm" svg:y="1.085cm"><draw:text-box><text:p text:style-name="P71"><text:span text:style-name="T34">B</text:span></text:p></draw:text-box></draw:frame><draw:line draw:style-name="gr72" draw:text-style-name="P73" svg:x1="0.082cm" svg:y1="0.052cm" svg:x2="1.091cm" svg:y2="2.067cm"><text:p/></draw:line><draw:g draw:style-name="gr3"><draw:line draw:style-name="gr93" draw:text-style-name="P70" svg:x1="1.212cm" svg:y1="1.135cm" svg:x2="1.372cm" svg:y2="0.979cm"><text:p/></draw:line><draw:line draw:style-name="gr94" draw:text-style-name="P70" svg:x1="1.372cm" svg:y1="1.139cm" svg:x2="1.214cm" svg:y2="0.983cm"><text:p/></draw:line></draw:g><draw:frame draw:style-name="gr75" draw:text-style-name="P72" svg:width="0.255cm" svg:height="0.375cm" svg:x="1.168cm" svg:y="0.679cm"><draw:text-box><text:p text:style-name="P71"><text:span text:style-name="T34">O</text:span></text:p></draw:text-box></draw:frame><draw:line draw:style-name="gr95" draw:text-style-name="P73" svg:x1="0.998cm" svg:y1="1.876cm" svg:x2="1.67cm" svg:y2="0cm"><text:p/></draw:line><draw:line draw:style-name="gr96" draw:text-style-name="P73" svg:x1="0.667cm" svg:y1="1.218cm" svg:x2="2.246cm" svg:y2="0.812cm"><text:p/></draw:line><draw:line draw:style-name="gr97" draw:text-style-name="P73" svg:x1="0.297cm" svg:y1="0.485cm" svg:x2="2.561cm" svg:y2="1.797cm"><text:p/></draw:line><draw:g draw:style-name="gr3"><draw:line draw:style-name="gr98" draw:text-style-name="P70" svg:x1="1.508cm" svg:y1="0.308cm" svg:x2="1.668cm" svg:y2="0.152cm"><text:p/></draw:line><draw:line draw:style-name="gr99" draw:text-style-name="P70" svg:x1="1.67cm" svg:y1="0.313cm" svg:x2="1.51cm" svg:y2="0.155cm"><text:p/></draw:line></draw:g><draw:g draw:style-name="gr3"><draw:line draw:style-name="gr100" draw:text-style-name="P70" svg:x1="1.839cm" svg:y1="0.977cm" svg:x2="1.999cm" svg:y2="0.819cm"><text:p/></draw:line><draw:line draw:style-name="gr101" draw:text-style-name="P70" svg:x1="2.001cm" svg:y1="0.979cm" svg:x2="1.841cm" svg:y2="0.823cm"><text:p/></draw:line></draw:g><draw:g draw:style-name="gr3"><draw:line draw:style-name="gr102" draw:text-style-name="P70" svg:x1="2.213cm" svg:y1="1.722cm" svg:x2="2.371cm" svg:y2="1.564cm"><text:p/></draw:line><draw:line draw:style-name="gr103" draw:text-style-name="P70" svg:x1="2.374cm" svg:y1="1.727cm" svg:x2="2.214cm" svg:y2="1.569cm"><text:p/></draw:line></draw:g><draw:frame draw:style-name="gr85" draw:text-style-name="P72" svg:width="0.309cm" svg:height="0.375cm" svg:x="1.7cm" svg:y="0.086cm"><draw:text-box><text:p text:style-name="P71"><text:span text:style-name="T34">A'</text:span></text:p></draw:text-box></draw:frame><draw:frame draw:style-name="gr85" draw:text-style-name="P72" svg:width="0.309cm" svg:height="0.375cm" svg:x="1.923cm" svg:y="0.54cm"><draw:text-box><text:p text:style-name="P71"><text:span text:style-name="T34">B'</text:span></text:p></draw:text-box></draw:frame><draw:frame draw:style-name="gr86" draw:text-style-name="P72" svg:width="0.313cm" svg:height="0.375cm" svg:x="2.411cm" svg:y="1.411cm"><draw:text-box><text:p text:style-name="P71"><text:span text:style-name="T34">C'</text:span></text:p></draw:text-box></draw:frame></draw:g></text:p>
          </table:table-cell>
          <table:table-cell table:style-name="Tableau1.C4" office:value-type="string">
            <text:p text:style-name="P31"><draw:g text:anchor-type="as-char" svg:y="0cm" draw:z-index="15" draw:name="Forme16_0" draw:style-name="gr63"><draw:g draw:style-name="gr3"><draw:line draw:style-name="gr64" draw:text-style-name="P70" svg:x1="0.51cm" svg:y1="1.664cm" svg:x2="0.453cm" svg:y2="1.449cm"><text:p/></draw:line><draw:line draw:style-name="gr65" draw:text-style-name="P70" svg:x1="0.595cm" svg:y1="1.528cm" svg:x2="0.38cm" svg:y2="1.586cm"><text:p/></draw:line></draw:g><draw:frame draw:style-name="gr66" draw:text-style-name="P72" svg:width="0.225cm" svg:height="0.375cm" svg:x="0.316cm" svg:y="1.663cm"><draw:text-box><text:p text:style-name="P71"><text:span text:style-name="T34">C</text:span></text:p></draw:text-box></draw:frame><draw:g draw:style-name="gr3"><draw:line draw:style-name="gr67" draw:text-style-name="P70" svg:x1="2.061cm" svg:y1="1.757cm" svg:x2="2.004cm" svg:y2="1.542cm"><text:p/></draw:line><draw:line draw:style-name="gr68" draw:text-style-name="P70" svg:x1="2.144cm" svg:y1="1.62cm" svg:x2="1.93cm" svg:y2="1.678cm"><text:p/></draw:line></draw:g><draw:frame draw:style-name="gr69" draw:text-style-name="P72" svg:width="0.219cm" svg:height="0.375cm" svg:x="1.931cm" svg:y="1.739cm"><draw:text-box><text:p text:style-name="P71"><text:span text:style-name="T34">A</text:span></text:p></draw:text-box></draw:frame><draw:g draw:style-name="gr3"><draw:line draw:style-name="gr70" draw:text-style-name="P70" svg:x1="1.328cm" svg:y1="1.713cm" svg:x2="1.271cm" svg:y2="1.498cm"><text:p/></draw:line><draw:line draw:style-name="gr71" draw:text-style-name="P70" svg:x1="1.412cm" svg:y1="1.578cm" svg:x2="1.197cm" svg:y2="1.636cm"><text:p/></draw:line></draw:g><draw:frame draw:style-name="gr69" draw:text-style-name="P72" svg:width="0.219cm" svg:height="0.375cm" svg:x="1.196cm" svg:y="1.722cm"><draw:text-box><text:p text:style-name="P71"><text:span text:style-name="T34">B</text:span></text:p></draw:text-box></draw:frame><draw:line draw:style-name="gr72" draw:text-style-name="P73" svg:x1="0cm" svg:y1="1.529cm" svg:x2="2.242cm" svg:y2="1.664cm"><text:p/></draw:line><draw:g draw:style-name="gr3"><draw:line draw:style-name="gr73" draw:text-style-name="P70" svg:x1="1.498cm" svg:y1="1.095cm" svg:x2="1.443cm" svg:y2="0.88cm"><text:p/></draw:line><draw:line draw:style-name="gr74" draw:text-style-name="P70" svg:x1="1.582cm" svg:y1="0.958cm" svg:x2="1.368cm" svg:y2="1.017cm"><text:p/></draw:line></draw:g><draw:frame draw:style-name="gr75" draw:text-style-name="P72" svg:width="0.255cm" svg:height="0.375cm" svg:x="1.632cm" svg:y="0.878cm"><draw:text-box><text:p text:style-name="P71"><text:span text:style-name="T34">O</text:span></text:p></draw:text-box></draw:frame><draw:line draw:style-name="gr76" draw:text-style-name="P73" svg:x1="2.031cm" svg:y1="1.649cm" svg:x2="0.747cm" svg:y2="0.135cm"><text:p/></draw:line><draw:line draw:style-name="gr77" draw:text-style-name="P73" svg:x1="1.299cm" svg:y1="1.608cm" svg:x2="1.735cm" svg:y2="0.043cm"><text:p/></draw:line><draw:line draw:style-name="gr78" draw:text-style-name="P73" svg:x1="0.482cm" svg:y1="1.56cm" svg:x2="2.743cm" svg:y2="0.261cm"><text:p/></draw:line><draw:g draw:style-name="gr3"><draw:line draw:style-name="gr79" draw:text-style-name="P70" svg:x1="0.933cm" svg:y1="0.428cm" svg:x2="0.876cm" svg:y2="0.213cm"><text:p/></draw:line><draw:line draw:style-name="gr80" draw:text-style-name="P70" svg:x1="1.016cm" svg:y1="0.291cm" svg:x2="0.802cm" svg:y2="0.35cm"><text:p/></draw:line></draw:g><draw:g draw:style-name="gr3"><draw:line draw:style-name="gr81" draw:text-style-name="P70" svg:x1="1.675cm" svg:y1="0.475cm" svg:x2="1.618cm" svg:y2="0.26cm"><text:p/></draw:line><draw:line draw:style-name="gr82" draw:text-style-name="P70" svg:x1="1.758cm" svg:y1="0.338cm" svg:x2="1.544cm" svg:y2="0.397cm"><text:p/></draw:line></draw:g><draw:g draw:style-name="gr3"><draw:line draw:style-name="gr83" draw:text-style-name="P70" svg:x1="2.505cm" svg:y1="0.524cm" svg:x2="2.448cm" svg:y2="0.309cm"><text:p/></draw:line><draw:line draw:style-name="gr84" draw:text-style-name="P70" svg:x1="2.588cm" svg:y1="0.387cm" svg:x2="2.373cm" svg:y2="0.446cm"><text:p/></draw:line></draw:g><draw:frame draw:style-name="gr85" draw:text-style-name="P72" svg:width="0.309cm" svg:height="0.375cm" svg:x="0.949cm" svg:y="0.007cm"><draw:text-box><text:p text:style-name="P71"><text:span text:style-name="T34">A'</text:span></text:p></draw:text-box></draw:frame><draw:frame draw:style-name="gr85" draw:text-style-name="P72" svg:width="0.309cm" svg:height="0.375cm" svg:x="1.409cm" svg:y="0cm"><draw:text-box><text:p text:style-name="P71"><text:span text:style-name="T34">B'</text:span></text:p></draw:text-box></draw:frame><draw:frame draw:style-name="gr86" draw:text-style-name="P72" svg:width="0.313cm" svg:height="0.375cm" svg:x="2.448cm" svg:y="0.009cm"><draw:text-box><text:p text:style-name="P71"><text:span text:style-name="T34">C'</text:span></text:p></draw:text-box></draw:frame></draw:g></text:p>
          </table:table-cell>
          <table:table-cell table:style-name="Tableau1.D4" office:value-type="string">
            <text:p text:style-name="P31"/>
          </table:table-cell>
        </table:table-row>
      </table:table>
      <text:list xml:id="list92361444773197" text:continue-list="list92361329412678" text:style-name="liste_5f_abc">
        <text:list-item text:start-value="1">
          <text:p text:style-name="P39"><text:span text:style-name="_5f_pointillés_20_gris"><text:span text:style-name="T24">Myriam s’est trompée. Deux cercles symétriques par rapport à un point ont le même rayon.</text:span></text:span></text:p>
        </text:list-item>
        <text:list-item>
          <text:p text:style-name="P39"><text:span text:style-name="_5f_pointillés_20_gris"><text:span text:style-name="T24">Tom s’est trompé. Deux droites symétriques par rapport à un point sont parallèles.</text:span></text:span></text:p>
        </text:list-item>
        <text:list-item>
          <text:p text:style-name="P40"><text:span text:style-name="_5f_pointillés_20_gris"><text:span text:style-name="T25">Sarah s’est trompée. Par une symétrie centrale les symétriques de 3 points alignés sont alignés</text:span></text:span><text:span text:style-name="_5f_pointillés_20_gris"><text:span text:style-name="T23">.</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Bitstream Vera Sans2" svg:font-family="'Bitstream Vera Sans'"/>
    <style:font-face style:name="Tahoma2" svg:font-family="Tahoma"/>
    <style:font-face style:name="Bitstream Vera Sans1" svg:font-family="'Bitstream Vera Sans'" style:font-family-generic="roman"/>
    <style:font-face style:name="Liberation Sans" svg:font-family="'Liberation Sans'" style:font-family-generic="roman"/>
    <style:font-face style:name="Times New Roman" svg:font-family="'Times New Roman'" style:font-family-generic="roman"/>
    <style:font-face style:name="Bitstream Vera Sans3" svg:font-family="'Bitstream Vera Sans'" style:font-family-generic="script"/>
    <style:font-face style:name="Edwardian Script ITC" svg:font-family="'Edwardian Script ITC'" style:font-family-generic="script"/>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4" svg:font-family="'Bitstream Vera Sans'" style:font-pitch="variable"/>
    <style:font-face style:name="Gothic" svg:font-family="Gothic" style:font-pitch="variable"/>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Tahoma1" svg:font-family="Tahoma, Lucidasans, 'Lucida Sans', 'Arial Unicode MS'" style:font-pitch="variable"/>
    <style:font-face style:name="Bitstream Vera Sans9"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Edwardian Script ITC1" svg:font-family="'Edwardian Script ITC'" style:font-family-generic="script" style:font-pitch="variable"/>
    <style:font-face style:name="Arial" svg:font-family="Arial" style:font-family-generic="swiss" style:font-pitch="variable"/>
    <style:font-face style:name="Bitstream Vera Sans8" svg:font-family="'Bitstream Vera Sans'" style:font-family-generic="swiss" style:font-pitch="variable"/>
    <style:font-face style:name="Bitstream Vera Sans7" svg:font-family="'Bitstream Vera Sans'" style:font-adornments="Bold Oblique" style:font-family-generic="swiss" style:font-pitch="variable"/>
    <style:font-face style:name="Bitstream Vera Sans10" svg:font-family="'Bitstream Vera Sans'" style:font-adornments="Gras" style:font-family-generic="swiss" style:font-pitch="variable"/>
    <style:font-face style:name="Bitstream Vera Sans6"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deg"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4" draw:display-name="Dashed (var) 284"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1cm" draw:dots2="1" draw:dots2-length="0.001cm" draw:distance="0.001cm"/>
    <draw:stroke-dash draw:name="Dashed_20__28_var_29__20_5674" draw:display-name="Dashed (var) 5674" draw:style="rect" draw:dots1="1" draw:dots1-length="0.001cm" draw:dots2="1" draw:dots2-length="0.001cm" draw:distance="0.001cm"/>
    <draw:stroke-dash draw:name="Dashed_20__28_var_29__20_5675" draw:display-name="Dashed (var) 5675" draw:style="rect" draw:dots1="1" draw:dots1-length="0.001cm" draw:dots2="1" draw:dots2-length="0.001cm" draw:distance="0.001cm"/>
    <draw:stroke-dash draw:name="Dashed_20__28_var_29__20_5676" draw:display-name="Dashed (var) 5676" draw:style="rect" draw:dots1="1" draw:dots1-length="0.001cm" draw:dots2="1" draw:dots2-length="0.001cm" draw:distance="0.001cm"/>
    <draw:stroke-dash draw:name="Dashed_20__28_var_29__20_5677" draw:display-name="Dashed (var) 5677" draw:style="rect" draw:dots1="1" draw:dots1-length="0.001cm" draw:dots2="1" draw:dots2-length="0.001cm" draw:distance="0.001cm"/>
    <draw:stroke-dash draw:name="Dashed_20__28_var_29__20_5678" draw:display-name="Dashed (var) 5678" draw:style="rect" draw:dots1="1" draw:dots1-length="0.001cm" draw:dots2="1" draw:dots2-length="0.001cm" draw:distance="0.001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1cm" draw:dots2="1" draw:dots2-length="0.001cm" draw:distance="0.001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1cm" draw:dots2="1" draw:dots2-length="0.001cm" draw:distance="0.001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1cm" draw:dots2="1" draw:dots2-length="0.001cm" draw:distance="0.001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1cm" draw:dots2="1" draw:dots2-length="0.001cm" draw:distance="0.001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1cm" draw:dots2="1" draw:dots2-length="0.001cm" draw:distance="0.001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1cm" draw:dots2="1" draw:dots2-length="0.001cm" draw:distance="0.00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2cm" draw:dots2="1" draw:dots2-length="0.002cm" draw:distance="0.002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2cm" draw:dots2="1" draw:dots2-length="0.002cm" draw:distance="0.002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2cm" draw:dots2="1" draw:dots2-length="0.002cm" draw:distance="0.002cm"/>
    <draw:stroke-dash draw:name="Dashed_20__28_var_29__20_597" draw:display-name="Dashed (var) 597" draw:style="rect" draw:dots1="1" draw:dots1-length="0.002cm" draw:dots2="1" draw:dots2-length="0.002cm" draw:distance="0.002cm"/>
    <draw:stroke-dash draw:name="Dashed_20__28_var_29__20_598" draw:display-name="Dashed (var) 598" draw:style="rect" draw:dots1="1" draw:dots1-length="0.002cm" draw:dots2="1" draw:dots2-length="0.002cm" draw:distance="0.002cm"/>
    <draw:stroke-dash draw:name="Dashed_20__28_var_29__20_599" draw:display-name="Dashed (var) 599" draw:style="rect" draw:dots1="1" draw:dots1-length="0.002cm" draw:dots2="1" draw:dots2-length="0.002cm" draw:distance="0.002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9" draw:dots1-length="0.057cm" draw:dots2="9" draw:dots2-length="0.057cm" draw:distance="0.057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9" draw:dots1-length="0.057cm" draw:dots2="9" draw:dots2-length="0.057cm" draw:distance="0.057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55" draw:display-name="Dashed (var) 655"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3" draw:display-name="Dashed (var) 663" draw:style="rect" draw:dots1="1" draw:dots1-length="0.006cm" draw:dots2="1" draw:dots2-length="0.006cm" draw:distance="0.006cm"/>
    <draw:stroke-dash draw:name="Dashed_20__28_var_29__20_665" draw:display-name="Dashed (var) 665" draw:style="rect" draw:dots1="1" draw:dots1-length="0.006cm" draw:dots2="1" draw:dots2-length="0.006cm" draw:distance="0.006cm"/>
    <draw:stroke-dash draw:name="Dashed_20__28_var_29__20_667" draw:display-name="Dashed (var) 667" draw:style="rect" draw:dots1="1" draw:dots1-length="0.006cm" draw:dots2="1" draw:dots2-length="0.006cm" draw:distance="0.006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06cm" draw:dots2="1" draw:dots2-length="0.006cm" draw:distance="0.006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06cm" draw:dots2="1" draw:dots2-length="0.006cm" draw:distance="0.006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06cm" draw:dots2="1" draw:dots2-length="0.006cm" draw:distance="0.006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06cm" draw:dots2="1" draw:dots2-length="0.006cm" draw:distance="0.006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06cm" draw:dots2="1" draw:dots2-length="0.006cm" draw:distance="0.006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32cm" draw:dots2="9" draw:dots2-length="0.032cm" draw:distance="0.032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32cm" draw:dots2="9" draw:dots2-length="0.032cm" draw:distance="0.032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1cm" draw:dots2="1" draw:dots2-length="0.001cm" draw:distance="0.001cm"/>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32cm" draw:dots2="9" draw:dots2-length="0.032cm" draw:distance="0.03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1cm" draw:dots2="1" draw:dots2-length="0.001cm" draw:distance="0.001cm"/>
    <draw:stroke-dash draw:name="Dashed_20__28_var_29__20_682" draw:display-name="Dashed (var) 682" draw:style="rect" draw:dots1="1" draw:dots1-length="0.006cm" draw:dots2="1" draw:dots2-length="0.006cm" draw:distance="0.006cm"/>
    <draw:stroke-dash draw:name="Dashed_20__28_var_29__20_6820" draw:display-name="Dashed (var) 6820" draw:style="rect" draw:dots1="1" draw:dots1-length="0.001cm" draw:dots2="1" draw:dots2-length="0.001cm" draw:distance="0.001cm"/>
    <draw:stroke-dash draw:name="Dashed_20__28_var_29__20_6821" draw:display-name="Dashed (var) 6821" draw:style="rect" draw:dots1="1" draw:dots1-length="0.001cm" draw:dots2="1" draw:dots2-length="0.001cm" draw:distance="0.001cm"/>
    <draw:stroke-dash draw:name="Dashed_20__28_var_29__20_6822" draw:display-name="Dashed (var) 6822" draw:style="rect" draw:dots1="1" draw:dots1-length="0.001cm" draw:dots2="1" draw:dots2-length="0.001cm" draw:distance="0.001cm"/>
    <draw:stroke-dash draw:name="Dashed_20__28_var_29__20_6823" draw:display-name="Dashed (var) 6823" draw:style="rect" draw:dots1="1" draw:dots1-length="0.001cm" draw:dots2="1" draw:dots2-length="0.001cm" draw:distance="0.001cm"/>
    <draw:stroke-dash draw:name="Dashed_20__28_var_29__20_6824" draw:display-name="Dashed (var) 6824" draw:style="rect" draw:dots1="1" draw:dots1-length="0.001cm" draw:dots2="1" draw:dots2-length="0.001cm" draw:distance="0.001cm"/>
    <draw:stroke-dash draw:name="Dashed_20__28_var_29__20_684" draw:display-name="Dashed (var) 684" draw:style="rect" draw:dots1="1" draw:dots1-length="0.006cm" draw:dots2="1" draw:dots2-length="0.006cm" draw:distance="0.006cm"/>
    <draw:stroke-dash draw:name="Dashed_20__28_var_29__20_686" draw:display-name="Dashed (var) 686" draw:style="rect" draw:dots1="1" draw:dots1-length="0.006cm" draw:dots2="1" draw:dots2-length="0.006cm" draw:distance="0.006cm"/>
    <draw:stroke-dash draw:name="Dashed_20__28_var_29__20_688" draw:display-name="Dashed (var) 688"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06cm" draw:dots2="1" draw:dots2-length="0.006cm" draw:distance="0.006cm"/>
    <draw:stroke-dash draw:name="Dashed_20__28_var_29__20_692" draw:display-name="Dashed (var) 692"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1" draw:display-name="Dashed (var) 721" draw:style="rect" draw:dots1="9" draw:dots1-length="0.032cm" draw:dots2="9" draw:dots2-length="0.032cm" draw:distance="0.032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Bitstream Vera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3"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6"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3"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8"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3"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3"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7"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loext:opacity="100%" style:font-name="Bitstream Vera Sans8"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loext:opacity="100%" style:font-name="Bitstream Vera Sans8"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5"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7"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10"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10"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10"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10"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10"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9"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9"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10"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6"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8"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9"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10"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9"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loext:opacity="100%" style:font-name="Bitstream Vera Sans5"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loext:opacity="0%" style:font-name="Bitstream Vera Sans6" fo:font-family="'Bitstream Vera Sans'" style:font-style-name="Oblique" style:font-family-generic="swiss" style:font-pitch="variable" fo:font-size="11pt" fo:font-style="italic" style:text-underline-style="none"/>
    </style:style>
    <style:style style:name="Consigne" style:family="text">
      <style:text-properties style:use-window-font-color="true" loext:opacity="0%" style:font-name="Bitstream Vera Sans6"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loext:opacity="100%" style:font-name="Bitstream Vera Sans9"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loext:opacity="100%" style:font-name="Bitstream Vera Sans6"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6"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6"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5"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8"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10"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10"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5"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5"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5"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5"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9"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9"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9"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9"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9"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9"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9"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7"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7"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7"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8"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8" fo:font-size="11pt" fo:font-weight="normal" style:font-size-asian="11pt" style:font-weight-asian="normal" style:font-size-complex="11pt" style:font-weight-complex="normal"/>
    </style:style>
    <style:style style:name="MP20" style:family="paragraph" style:parent-style-name="Footer">
      <style:text-properties style:font-name="Bitstream Vera Sans8"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8"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8"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officeooo:paragraph-rsid="005715b7"/>
    </style:style>
    <style:style style:name="MP25" style:family="paragraph">
      <loext:graphic-properties draw:fill="solid" draw:fill-color="#1ca2b8"/>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style:font-name="Bitstream Vera Sans8"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rsid="001655a3" officeooo:paragraph-rsid="00551eb5"/>
    </style:style>
    <style:style style:name="MP32" style:family="paragraph" style:parent-style-name="Header">
      <style:text-properties fo:font-size="14pt" style:font-size-asian="14pt" style:font-size-complex="14pt"/>
    </style:style>
    <style:style style:name="MP33"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8"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loext:opacity="100%"/>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loext:opacity="100%" style:font-name="Bitstream Vera Sans8" fo:font-size="16pt" fo:font-weight="bold" style:font-size-asian="16pt" style:font-weight-asian="bold" style:font-size-complex="16pt" style:font-weight-complex="bold"/>
    </style:style>
    <style:style style:name="MT7" style:family="text">
      <style:text-properties fo:font-variant="normal" fo:text-transform="none" fo:color="#1ca2b8" loext:opacity="100%" style:font-name="Bitstream Vera Sans8" fo:font-size="16pt" fo:letter-spacing="-0.007cm" fo:font-style="normal" fo:text-shadow="none" fo:font-weight="bold" officeooo:rsid="003bda30" style:font-size-asian="16pt" style:font-style-asian="normal" style:font-size-complex="16pt" style:font-style-complex="normal"/>
    </style:style>
    <style:style style:name="MT8" style:family="text">
      <style:text-properties fo:font-variant="normal" fo:text-transform="none" fo:color="#1ca2b8" loext:opacity="100%" style:font-name="Bitstream Vera Sans8" fo:font-size="16pt" fo:letter-spacing="-0.007cm" fo:font-style="normal" fo:text-shadow="none" fo:font-weight="bold" officeooo:rsid="001ee54b" style:font-size-asian="16pt" style:font-style-asian="normal" style:font-size-complex="16pt" style:font-style-complex="normal"/>
    </style:style>
    <style:style style:name="MT9" style:family="text">
      <style:text-properties officeooo:rsid="001d30cf"/>
    </style:style>
    <style:style style:name="MT10" style:family="text">
      <style:text-properties officeooo:rsid="005a621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draw:style-name="Mdp2"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2">N4 : Fractions</text:p>
              </table:table-cell>
              <table:table-cell table:style-name="Tableau18.A1" office:value-type="string">
                <text:p text:style-name="MP32"/>
              </table:table-cell>
            </table:table-row>
          </table:table-header-rows>
          <table:table-row table:style-name="Tableau18.1">
            <table:covered-table-cell/>
            <table:table-cell table:style-name="Tableau18.A1" office:value-type="string">
              <text:p text:style-name="MP33">Série 1 : Fractions et parts</text:p>
            </table:table-cell>
            <table:table-cell table:style-name="Tableau18.A1" office:value-type="string">
              <text:p text:style-name="MP33"/>
            </table:table-cell>
          </table:table-row>
        </table:table>
        <text:p text:style-name="MP16"/>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7"/>
        <text:p text:style-name="MP18"><text:span text:style-name="MT4">Chapitre N3 :</text:span> <text:span text:style-name="MT5">Nombres fractions</text:span></text:p>
        <text:p text:style-name="MP19">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0"/>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4"><draw:path text:anchor-type="paragraph" draw:z-index="0" draw:name="Forme1" draw:style-name="Mgr1" draw:text-style-name="MP25" svg:width="4.329cm" svg:height="2.24cm" svg:x="-1.499cm" svg:y="-1cm" svg:viewBox="0 0 4330 2241" svg:d="M0 2241l3984-288c209-15 363-168 345-342l-170-1611h-4159z"><text:p/></draw:path><draw:frame text:anchor-type="paragraph" draw:z-index="1" draw:name="Forme2" draw:style-name="Mgr2" draw:text-style-name="MP27" svg:width="2.703cm" svg:height="0.715cm" draw:transform="rotate (0.0872664625997165) translate (-0.172861111111111cm 0.218722222222222cm)"><draw:text-box><text:p text:style-name="MP26"><text:span text:style-name="MT6">Série 3</text:span></text:p></draw:text-box></draw:frame><draw:line text:anchor-type="paragraph" draw:z-index="4" draw:name="Forme3" draw:style-name="Mgr3" draw:text-style-name="MP26" svg:x1="6.666cm" svg:y1="1.046cm" svg:x2="20.497cm" svg:y2="1.046cm"><text:p/></draw:line><text:span text:style-name="MT7">P</text:span><text:span text:style-name="MT8">ropriétés</text:span></text:p>
      </style:header>
      <style:footer>
        <text:p text:style-name="MP28"><draw:frame draw:style-name="Mfr1" draw:name="Cadre1" text:anchor-type="paragraph" svg:y="-0.06cm" draw:z-index="2"><draw:text-box fo:min-height="0.499cm" fo:min-width="3cm"><draw:frame draw:style-name="Mfr2" draw:name="Cadre2" text:anchor-type="frame" svg:x="0.45cm" svg:y="0.079cm" svg:width="0.817cm" draw:z-index="3"><draw:text-box fo:min-height="0.355cm"><text:p text:style-name="MP29"><draw:g text:anchor-type="paragraph" draw:z-index="5" draw:name="Forme4" draw:style-name="Mgr4"><draw:path draw:style-name="Mgr5" draw:text-style-name="MP30" svg:width="0.855cm" svg:height="1.172cm" svg:x="-0.03cm" svg:y="-0.194cm" svg:viewBox="0 0 856 1173" svg:d="M856 1173h-856v-991c0-100 79-182 175-182h505c97 0 176 82 176 182z"><text:p/></draw:path></draw:g><text:page-number text:select-page="current">105</text:page-number></text:p></draw:text-box></draw:frame><text:p text:style-name="MP31">Transformation<text:span text:style-name="MT9">s</text:span> et parallélogramme<text:span text:style-name="MT10">s</text:span> • D2</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08T09:23:58.770000000</dc:date>
    <meta:printed-by>Katia Hache</meta:printed-by>
    <meta:print-date>2008-12-06T20:07:18</meta:print-date>
    <meta:editing-cycles>124</meta:editing-cycles>
    <meta:editing-duration>P1DT23H55M37S</meta:editing-duration>
    <meta:document-statistic meta:table-count="2" meta:image-count="0" meta:object-count="2" meta:page-count="1" meta:paragraph-count="77" meta:word-count="472" meta:character-count="2881" meta:non-whitespace-character-count="2021"/>
    <meta:user-defined meta:name="Info 1"/>
    <meta:user-defined meta:name="Info 2"/>
    <meta:user-defined meta:name="Info 3"/>
    <meta:user-defined meta:name="Info 4"/>
  </office:meta>
</office:document-meta>
</file>

<file path=Object 1/content.xml><?xml version="1.0" encoding="utf-8"?>
<math xmlns="http://www.w3.org/1998/Math/MathML" display="block">
  <semantics>
    <mover accent="true">
      <mtext>HGF</mtext>
      <mo stretchy="true">^</mo>
    </mover>
    <annotation encoding="StarMath 5.0">widehat {"HGF"}</annotation>
  </semantics>
</math>
</file>

<file path=Object 2/content.xml><?xml version="1.0" encoding="utf-8"?>
<math xmlns="http://www.w3.org/1998/Math/MathML" display="block">
  <semantics>
    <mover accent="true">
      <mtext>VSR</mtext>
      <mo stretchy="true">^</mo>
    </mover>
    <annotation encoding="StarMath 5.0">widehat {"VSR"}</annotation>
  </semantics>
</math>
</file>